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496" table:default-cell-style-name="Default"/>
        <table:table-row table:style-name="ro1">
          <table:table-cell table:style-name="ce1" office:value-type="string" calcext:value-type="string">
            <text:p><text:a xlink:href="https://www.nyse.com/quote/XNYS:MMM" xlink:type="simple">MMM</text:a></text:p>
          </table:table-cell>
          <table:table-cell table:style-name="ce1" office:value-type="string" calcext:value-type="string">
            <text:p><text:a xlink:href="https://www.nyse.com/quote/XNYS:AOS" xlink:type="simple">AOS</text:a></text:p>
          </table:table-cell>
          <table:table-cell table:style-name="ce1" office:value-type="string" calcext:value-type="string">
            <text:p><text:a xlink:href="https://www.nyse.com/quote/XNYS:ABT" xlink:type="simple">ABT</text:a></text:p>
          </table:table-cell>
          <table:table-cell table:style-name="ce1" office:value-type="string" calcext:value-type="string">
            <text:p><text:a xlink:href="https://www.nyse.com/quote/XNYS:ABBV" xlink:type="simple">ABBV</text:a></text:p>
          </table:table-cell>
          <table:table-cell table:style-name="ce1" office:value-type="string" calcext:value-type="string">
            <text:p><text:a xlink:href="https://www.nyse.com/quote/XNYS:ACN" xlink:type="simple">ACN</text:a></text:p>
          </table:table-cell>
          <table:table-cell table:style-name="ce1" office:value-type="string" calcext:value-type="string">
            <text:p><text:a xlink:href="http://www.nasdaq.com/symbol/atvi" xlink:type="simple">ATVI</text:a></text:p>
          </table:table-cell>
          <table:table-cell office:value-type="string" calcext:value-type="string">
            <text:p><text:a xlink:href="https://www.nyse.com/quote/XNYS:ADM" xlink:type="simple">ADM</text:a></text:p>
          </table:table-cell>
          <table:table-cell table:style-name="ce1" office:value-type="string" calcext:value-type="string">
            <text:p><text:a xlink:href="http://www.nasdaq.com/symbol/adbe" xlink:type="simple">ADBE</text:a></text:p>
          </table:table-cell>
          <table:table-cell table:style-name="ce1" office:value-type="string" calcext:value-type="string">
            <text:p><text:a xlink:href="http://www.nasdaq.com/symbol/adp" xlink:type="simple">ADP</text:a></text:p>
          </table:table-cell>
          <table:table-cell table:style-name="ce1" office:value-type="string" calcext:value-type="string">
            <text:p><text:a xlink:href="https://www.nyse.com/quote/XNYS:AAP" xlink:type="simple">AAP</text:a></text:p>
          </table:table-cell>
          <table:table-cell table:style-name="ce1" office:value-type="string" calcext:value-type="string">
            <text:p><text:a xlink:href="https://www.nyse.com/quote/XNYS:AES" xlink:type="simple">AES</text:a></text:p>
          </table:table-cell>
          <table:table-cell table:style-name="ce1" office:value-type="string" calcext:value-type="string">
            <text:p><text:a xlink:href="https://www.nyse.com/quote/XNYS:AFL" xlink:type="simple">AFL</text:a></text:p>
          </table:table-cell>
          <table:table-cell table:style-name="ce1" office:value-type="string" calcext:value-type="string">
            <text:p><text:a xlink:href="https://www.nyse.com/quote/XNYS:A" xlink:type="simple">A</text:a></text:p>
          </table:table-cell>
          <table:table-cell table:style-name="ce1" office:value-type="string" calcext:value-type="string">
            <text:p><text:a xlink:href="https://www.nyse.com/quote/XNYS:APD" xlink:type="simple">APD</text:a></text:p>
          </table:table-cell>
          <table:table-cell table:style-name="ce1" office:value-type="string" calcext:value-type="string">
            <text:p><text:a xlink:href="http://www.nasdaq.com/symbol/akam" xlink:type="simple">AKAM</text:a></text:p>
          </table:table-cell>
          <table:table-cell table:style-name="ce1" office:value-type="string" calcext:value-type="string">
            <text:p><text:a xlink:href="https://www.nyse.com/quote/XNYS:ALK" xlink:type="simple">ALK</text:a></text:p>
          </table:table-cell>
          <table:table-cell table:style-name="ce1" office:value-type="string" calcext:value-type="string">
            <text:p><text:a xlink:href="https://www.nyse.com/quote/XNYS:ALB" xlink:type="simple">ALB</text:a></text:p>
          </table:table-cell>
          <table:table-cell table:style-name="ce1" office:value-type="string" calcext:value-type="string">
            <text:p><text:a xlink:href="https://www.nyse.com/quote/XNYS:ARE" xlink:type="simple">ARE</text:a></text:p>
          </table:table-cell>
          <table:table-cell table:style-name="ce1" office:value-type="string" calcext:value-type="string">
            <text:p><text:a xlink:href="http://www.nasdaq.com/symbol/algn" xlink:type="simple">ALGN</text:a></text:p>
          </table:table-cell>
          <table:table-cell table:style-name="ce1" office:value-type="string" calcext:value-type="string">
            <text:p><text:a xlink:href="https://www.nyse.com/quote/XNYS:ALLE" xlink:type="simple">ALLE</text:a></text:p>
          </table:table-cell>
          <table:table-cell table:style-name="ce1" office:value-type="string" calcext:value-type="string">
            <text:p><text:a xlink:href="http://www.nasdaq.com/symbol/lnt" xlink:type="simple">LNT</text:a></text:p>
          </table:table-cell>
          <table:table-cell table:style-name="ce1" office:value-type="string" calcext:value-type="string">
            <text:p><text:a xlink:href="https://www.nyse.com/quote/XNYS:ALL" xlink:type="simple">ALL</text:a></text:p>
          </table:table-cell>
          <table:table-cell table:style-name="ce1" office:value-type="string" calcext:value-type="string">
            <text:p><text:a xlink:href="http://www.nasdaq.com/symbol/googl" xlink:type="simple">GOOGL</text:a></text:p>
          </table:table-cell>
          <table:table-cell table:style-name="ce1" office:value-type="string" calcext:value-type="string">
            <text:p><text:a xlink:href="http://www.nasdaq.com/symbol/goog" xlink:type="simple">GOOG</text:a></text:p>
          </table:table-cell>
          <table:table-cell table:style-name="ce1" office:value-type="string" calcext:value-type="string">
            <text:p><text:a xlink:href="https://www.nyse.com/quote/XNYS:MO" xlink:type="simple">MO</text:a></text:p>
          </table:table-cell>
          <table:table-cell table:style-name="ce1" office:value-type="string" calcext:value-type="string">
            <text:p><text:a xlink:href="http://www.nasdaq.com/symbol/amzn" xlink:type="simple">AMZN</text:a></text:p>
          </table:table-cell>
          <table:table-cell table:style-name="ce1" office:value-type="string" calcext:value-type="string">
            <text:p><text:a xlink:href="https://www.nyse.com/quote/XNYS:AMCR" xlink:type="simple">AMCR</text:a></text:p>
          </table:table-cell>
          <table:table-cell table:style-name="ce1" office:value-type="string" calcext:value-type="string">
            <text:p><text:a xlink:href="http://www.nasdaq.com/symbol/amd" xlink:type="simple">AMD</text:a></text:p>
          </table:table-cell>
          <table:table-cell table:style-name="ce1" office:value-type="string" calcext:value-type="string">
            <text:p><text:a xlink:href="https://www.nyse.com/quote/XNYS:AEE" xlink:type="simple">AEE</text:a></text:p>
          </table:table-cell>
          <table:table-cell table:style-name="ce1" office:value-type="string" calcext:value-type="string">
            <text:p><text:a xlink:href="http://www.nasdaq.com/symbol/aal" xlink:type="simple">AAL</text:a></text:p>
          </table:table-cell>
          <table:table-cell table:style-name="ce1" office:value-type="string" calcext:value-type="string">
            <text:p><text:a xlink:href="http://www.nasdaq.com/symbol/aep" xlink:type="simple">AEP</text:a></text:p>
          </table:table-cell>
          <table:table-cell table:style-name="ce1" office:value-type="string" calcext:value-type="string">
            <text:p><text:a xlink:href="https://www.nyse.com/quote/XNYS:AXP" xlink:type="simple">AXP</text:a></text:p>
          </table:table-cell>
          <table:table-cell table:style-name="ce1" office:value-type="string" calcext:value-type="string">
            <text:p><text:a xlink:href="https://www.nyse.com/quote/XNYS:AIG" xlink:type="simple">AIG</text:a></text:p>
          </table:table-cell>
          <table:table-cell table:style-name="ce1" office:value-type="string" calcext:value-type="string">
            <text:p><text:a xlink:href="https://www.nyse.com/quote/XNYS:AMT" xlink:type="simple">AMT</text:a></text:p>
          </table:table-cell>
          <table:table-cell table:style-name="ce1" office:value-type="string" calcext:value-type="string">
            <text:p><text:a xlink:href="https://www.nyse.com/quote/XNYS:AWK" xlink:type="simple">AWK</text:a></text:p>
          </table:table-cell>
          <table:table-cell table:style-name="ce1" office:value-type="string" calcext:value-type="string">
            <text:p><text:a xlink:href="https://www.nyse.com/quote/XNYS:AMP" xlink:type="simple">AMP</text:a></text:p>
          </table:table-cell>
          <table:table-cell table:style-name="ce1" office:value-type="string" calcext:value-type="string">
            <text:p><text:a xlink:href="https://www.nyse.com/quote/XNYS:ABC" xlink:type="simple">ABC</text:a></text:p>
          </table:table-cell>
          <table:table-cell table:style-name="ce1" office:value-type="string" calcext:value-type="string">
            <text:p><text:a xlink:href="https://www.nyse.com/quote/XNYS:AME" xlink:type="simple">AME</text:a></text:p>
          </table:table-cell>
          <table:table-cell table:style-name="ce1" office:value-type="string" calcext:value-type="string">
            <text:p><text:a xlink:href="http://www.nasdaq.com/symbol/amgn" xlink:type="simple">AMGN</text:a></text:p>
          </table:table-cell>
          <table:table-cell table:style-name="ce1" office:value-type="string" calcext:value-type="string">
            <text:p><text:a xlink:href="https://www.nyse.com/quote/XNYS:APH" xlink:type="simple">APH</text:a></text:p>
          </table:table-cell>
          <table:table-cell table:style-name="ce1" office:value-type="string" calcext:value-type="string">
            <text:p><text:a xlink:href="http://www.nasdaq.com/symbol/adi" xlink:type="simple">ADI</text:a></text:p>
          </table:table-cell>
          <table:table-cell table:style-name="ce1" office:value-type="string" calcext:value-type="string">
            <text:p><text:a xlink:href="http://www.nasdaq.com/symbol/anss" xlink:type="simple">ANSS</text:a></text:p>
          </table:table-cell>
          <table:table-cell table:style-name="ce1" office:value-type="string" calcext:value-type="string">
            <text:p><text:a xlink:href="https://www.nyse.com/quote/XNYS:AON" xlink:type="simple">AON</text:a></text:p>
          </table:table-cell>
          <table:table-cell table:style-name="ce1" office:value-type="string" calcext:value-type="string">
            <text:p><text:a xlink:href="http://www.nasdaq.com/symbol/apa" xlink:type="simple">APA</text:a></text:p>
          </table:table-cell>
          <table:table-cell table:style-name="ce1" office:value-type="string" calcext:value-type="string">
            <text:p><text:a xlink:href="http://www.nasdaq.com/symbol/aapl" xlink:type="simple">AAPL</text:a></text:p>
          </table:table-cell>
          <table:table-cell table:style-name="ce1" office:value-type="string" calcext:value-type="string">
            <text:p><text:a xlink:href="http://www.nasdaq.com/symbol/amat" xlink:type="simple">AMAT</text:a></text:p>
          </table:table-cell>
          <table:table-cell table:style-name="ce1" office:value-type="string" calcext:value-type="string">
            <text:p><text:a xlink:href="https://www.nyse.com/quote/XNYS:APTV" xlink:type="simple">APTV</text:a></text:p>
          </table:table-cell>
          <table:table-cell table:style-name="ce1" office:value-type="string" calcext:value-type="string">
            <text:p><text:a xlink:href="http://www.nasdaq.com/symbol/acgl" xlink:type="simple">ACGL</text:a></text:p>
          </table:table-cell>
          <table:table-cell table:style-name="ce1" office:value-type="string" calcext:value-type="string">
            <text:p><text:a xlink:href="https://www.nyse.com/quote/XNYS:ANET" xlink:type="simple">ANET</text:a></text:p>
          </table:table-cell>
          <table:table-cell table:style-name="ce1" office:value-type="string" calcext:value-type="string">
            <text:p><text:a xlink:href="https://www.nyse.com/quote/XNYS:AJG" xlink:type="simple">AJG</text:a></text:p>
          </table:table-cell>
          <table:table-cell table:style-name="ce1" office:value-type="string" calcext:value-type="string">
            <text:p><text:a xlink:href="https://www.nyse.com/quote/XNYS:AIZ" xlink:type="simple">AIZ</text:a></text:p>
          </table:table-cell>
          <table:table-cell table:style-name="ce1" office:value-type="string" calcext:value-type="string">
            <text:p><text:a xlink:href="https://www.nyse.com/quote/XNYS:T" xlink:type="simple">T</text:a></text:p>
          </table:table-cell>
          <table:table-cell table:style-name="ce1" office:value-type="string" calcext:value-type="string">
            <text:p><text:a xlink:href="https://www.nyse.com/quote/XNYS:ATO" xlink:type="simple">ATO</text:a></text:p>
          </table:table-cell>
          <table:table-cell table:style-name="ce1" office:value-type="string" calcext:value-type="string">
            <text:p><text:a xlink:href="http://www.nasdaq.com/symbol/adsk" xlink:type="simple">ADSK</text:a></text:p>
          </table:table-cell>
          <table:table-cell table:style-name="ce1" office:value-type="string" calcext:value-type="string">
            <text:p><text:a xlink:href="https://www.nyse.com/quote/XNYS:AZO" xlink:type="simple">AZO</text:a></text:p>
          </table:table-cell>
          <table:table-cell table:style-name="ce1" office:value-type="string" calcext:value-type="string">
            <text:p><text:a xlink:href="https://www.nyse.com/quote/XNYS:AVB" xlink:type="simple">AVB</text:a></text:p>
          </table:table-cell>
          <table:table-cell table:style-name="ce1" office:value-type="string" calcext:value-type="string">
            <text:p><text:a xlink:href="https://www.nyse.com/quote/XNYS:AVY" xlink:type="simple">AVY</text:a></text:p>
          </table:table-cell>
          <table:table-cell table:style-name="ce1" office:value-type="string" calcext:value-type="string">
            <text:p><text:a xlink:href="http://www.nasdaq.com/symbol/bkr" xlink:type="simple">BKR</text:a></text:p>
          </table:table-cell>
          <table:table-cell table:style-name="ce1" office:value-type="string" calcext:value-type="string">
            <text:p><text:a xlink:href="https://www.nyse.com/quote/XNYS:BALL" xlink:type="simple">BALL</text:a></text:p>
          </table:table-cell>
          <table:table-cell table:style-name="ce1" office:value-type="string" calcext:value-type="string">
            <text:p><text:a xlink:href="https://www.nyse.com/quote/XNYS:BAC" xlink:type="simple">BAC</text:a></text:p>
          </table:table-cell>
          <table:table-cell table:style-name="ce1" office:value-type="string" calcext:value-type="string">
            <text:p><text:a xlink:href="https://www.nyse.com/quote/XNYS:BBWI" xlink:type="simple">BBWI</text:a></text:p>
          </table:table-cell>
          <table:table-cell table:style-name="ce1" office:value-type="string" calcext:value-type="string">
            <text:p><text:a xlink:href="https://www.nyse.com/quote/XNYS:BAX" xlink:type="simple">BAX</text:a></text:p>
          </table:table-cell>
          <table:table-cell table:style-name="ce1" office:value-type="string" calcext:value-type="string">
            <text:p><text:a xlink:href="https://www.nyse.com/quote/XNYS:BDX" xlink:type="simple">BDX</text:a></text:p>
          </table:table-cell>
          <table:table-cell table:style-name="ce1" office:value-type="string" calcext:value-type="string">
            <text:p><text:a xlink:href="https://www.nyse.com/quote/XNYS:WRB" xlink:type="simple">WRB</text:a></text:p>
          </table:table-cell>
          <table:table-cell table:style-name="ce1" office:value-type="string" calcext:value-type="string">
            <text:p><text:a xlink:href="https://www.nyse.com/quote/XNYS:BRK.B" xlink:type="simple">BRK.B</text:a> </text:p>
          </table:table-cell>
          <table:table-cell table:style-name="ce1" office:value-type="string" calcext:value-type="string">
            <text:p><text:a xlink:href="https://www.nyse.com/quote/XNYS:BBY" xlink:type="simple">BBY</text:a></text:p>
          </table:table-cell>
          <table:table-cell table:style-name="ce1" office:value-type="string" calcext:value-type="string">
            <text:p><text:a xlink:href="https://www.nyse.com/quote/XNYS:BIO" xlink:type="simple">BIO</text:a></text:p>
          </table:table-cell>
          <table:table-cell table:style-name="ce1" office:value-type="string" calcext:value-type="string">
            <text:p><text:a xlink:href="http://www.nasdaq.com/symbol/tech" xlink:type="simple">TECH</text:a></text:p>
          </table:table-cell>
          <table:table-cell table:style-name="ce1" office:value-type="string" calcext:value-type="string">
            <text:p><text:a xlink:href="http://www.nasdaq.com/symbol/biib" xlink:type="simple">BIIB</text:a></text:p>
          </table:table-cell>
          <table:table-cell table:style-name="ce1" office:value-type="string" calcext:value-type="string">
            <text:p><text:a xlink:href="https://www.nyse.com/quote/XNYS:BLK" xlink:type="simple">BLK</text:a></text:p>
          </table:table-cell>
          <table:table-cell table:style-name="ce1" office:value-type="string" calcext:value-type="string">
            <text:p><text:a xlink:href="https://www.nyse.com/quote/XNYS:BK" xlink:type="simple">BK</text:a></text:p>
          </table:table-cell>
          <table:table-cell table:style-name="ce1" office:value-type="string" calcext:value-type="string">
            <text:p><text:a xlink:href="https://www.nyse.com/quote/XNYS:BA" xlink:type="simple">BA</text:a></text:p>
          </table:table-cell>
          <table:table-cell table:style-name="ce1" office:value-type="string" calcext:value-type="string">
            <text:p><text:a xlink:href="http://www.nasdaq.com/symbol/bkng" xlink:type="simple">BKNG</text:a></text:p>
          </table:table-cell>
          <table:table-cell table:style-name="ce1" office:value-type="string" calcext:value-type="string">
            <text:p><text:a xlink:href="https://www.nyse.com/quote/XNYS:BWA" xlink:type="simple">BWA</text:a></text:p>
          </table:table-cell>
          <table:table-cell table:style-name="ce1" office:value-type="string" calcext:value-type="string">
            <text:p><text:a xlink:href="https://www.nyse.com/quote/XNYS:BXP" xlink:type="simple">BXP</text:a></text:p>
          </table:table-cell>
          <table:table-cell table:style-name="ce1" office:value-type="string" calcext:value-type="string">
            <text:p><text:a xlink:href="https://www.nyse.com/quote/XNYS:BSX" xlink:type="simple">BSX</text:a></text:p>
          </table:table-cell>
          <table:table-cell table:style-name="ce1" office:value-type="string" calcext:value-type="string">
            <text:p><text:a xlink:href="https://www.nyse.com/quote/XNYS:BMY" xlink:type="simple">BMY</text:a></text:p>
          </table:table-cell>
          <table:table-cell table:style-name="ce1" office:value-type="string" calcext:value-type="string">
            <text:p><text:a xlink:href="http://www.nasdaq.com/symbol/avgo" xlink:type="simple">AVGO</text:a></text:p>
          </table:table-cell>
          <table:table-cell table:style-name="ce1" office:value-type="string" calcext:value-type="string">
            <text:p><text:a xlink:href="https://www.nyse.com/quote/XNYS:BR" xlink:type="simple">BR</text:a></text:p>
          </table:table-cell>
          <table:table-cell table:style-name="ce1" office:value-type="string" calcext:value-type="string">
            <text:p><text:a xlink:href="https://www.nyse.com/quote/XNYS:BRO" xlink:type="simple">BRO</text:a></text:p>
          </table:table-cell>
          <table:table-cell table:style-name="ce1" office:value-type="string" calcext:value-type="string">
            <text:p><text:a xlink:href="https://www.nyse.com/quote/XNYS:BF.B" xlink:type="simple">BF.B</text:a> </text:p>
          </table:table-cell>
          <table:table-cell table:style-name="ce1" office:value-type="string" calcext:value-type="string">
            <text:p><text:a xlink:href="https://www.nyse.com/quote/XNYS:BG" xlink:type="simple">BG</text:a></text:p>
          </table:table-cell>
          <table:table-cell table:style-name="ce1" office:value-type="string" calcext:value-type="string">
            <text:p><text:a xlink:href="http://www.nasdaq.com/symbol/chrw" xlink:type="simple">CHRW</text:a></text:p>
          </table:table-cell>
          <table:table-cell table:style-name="ce1" office:value-type="string" calcext:value-type="string">
            <text:p><text:a xlink:href="http://www.nasdaq.com/symbol/cdns" xlink:type="simple">CDNS</text:a></text:p>
          </table:table-cell>
          <table:table-cell table:style-name="ce1" office:value-type="string" calcext:value-type="string">
            <text:p><text:a xlink:href="http://www.nasdaq.com/symbol/czr" xlink:type="simple">CZR</text:a></text:p>
          </table:table-cell>
          <table:table-cell table:style-name="ce1" office:value-type="string" calcext:value-type="string">
            <text:p><text:a xlink:href="https://www.nyse.com/quote/XNYS:CPT" xlink:type="simple">CPT</text:a></text:p>
          </table:table-cell>
          <table:table-cell table:style-name="ce1" office:value-type="string" calcext:value-type="string">
            <text:p><text:a xlink:href="https://www.nyse.com/quote/XNYS:CPB" xlink:type="simple">CPB</text:a></text:p>
          </table:table-cell>
          <table:table-cell table:style-name="ce1" office:value-type="string" calcext:value-type="string">
            <text:p><text:a xlink:href="https://www.nyse.com/quote/XNYS:COF" xlink:type="simple">COF</text:a></text:p>
          </table:table-cell>
          <table:table-cell table:style-name="ce1" office:value-type="string" calcext:value-type="string">
            <text:p><text:a xlink:href="https://www.nyse.com/quote/XNYS:CAH" xlink:type="simple">CAH</text:a></text:p>
          </table:table-cell>
          <table:table-cell table:style-name="ce1" office:value-type="string" calcext:value-type="string">
            <text:p><text:a xlink:href="https://www.nyse.com/quote/XNYS:KMX" xlink:type="simple">KMX</text:a></text:p>
          </table:table-cell>
          <table:table-cell table:style-name="ce1" office:value-type="string" calcext:value-type="string">
            <text:p><text:a xlink:href="https://www.nyse.com/quote/XNYS:CCL" xlink:type="simple">CCL</text:a></text:p>
          </table:table-cell>
          <table:table-cell table:style-name="ce1" office:value-type="string" calcext:value-type="string">
            <text:p><text:a xlink:href="https://www.nyse.com/quote/XNYS:CARR" xlink:type="simple">CARR</text:a></text:p>
          </table:table-cell>
          <table:table-cell table:style-name="ce1" office:value-type="string" calcext:value-type="string">
            <text:p><text:a xlink:href="https://www.nyse.com/quote/XNYS:CTLT" xlink:type="simple">CTLT</text:a></text:p>
          </table:table-cell>
          <table:table-cell table:style-name="ce1" office:value-type="string" calcext:value-type="string">
            <text:p><text:a xlink:href="https://www.nyse.com/quote/XNYS:CAT" xlink:type="simple">CAT</text:a></text:p>
          </table:table-cell>
          <table:table-cell table:style-name="ce1" office:value-type="string" calcext:value-type="string">
            <text:p><text:a xlink:href="https://markets.cboe.com/us/equities/listings/listed_products/symbols/CBOE" xlink:type="simple">CBOE</text:a></text:p>
          </table:table-cell>
          <table:table-cell table:style-name="ce1" office:value-type="string" calcext:value-type="string">
            <text:p><text:a xlink:href="https://www.nyse.com/quote/XNYS:CBRE" xlink:type="simple">CBRE</text:a></text:p>
          </table:table-cell>
          <table:table-cell table:style-name="ce1" office:value-type="string" calcext:value-type="string">
            <text:p><text:a xlink:href="http://www.nasdaq.com/symbol/cdw" xlink:type="simple">CDW</text:a></text:p>
          </table:table-cell>
          <table:table-cell table:style-name="ce1" office:value-type="string" calcext:value-type="string">
            <text:p><text:a xlink:href="https://www.nyse.com/quote/XNYS:CE" xlink:type="simple">CE</text:a></text:p>
          </table:table-cell>
          <table:table-cell table:style-name="ce1" office:value-type="string" calcext:value-type="string">
            <text:p><text:a xlink:href="https://www.nyse.com/quote/XNYS:CNC" xlink:type="simple">CNC</text:a></text:p>
          </table:table-cell>
          <table:table-cell table:style-name="ce1" office:value-type="string" calcext:value-type="string">
            <text:p><text:a xlink:href="https://www.nyse.com/quote/XNYS:CNP" xlink:type="simple">CNP</text:a></text:p>
          </table:table-cell>
          <table:table-cell table:style-name="ce1" office:value-type="string" calcext:value-type="string">
            <text:p><text:a xlink:href="https://www.nyse.com/quote/XNYS:CDAY" xlink:type="simple">CDAY</text:a></text:p>
          </table:table-cell>
          <table:table-cell table:style-name="ce1" office:value-type="string" calcext:value-type="string">
            <text:p><text:a xlink:href="https://www.nyse.com/quote/XNYS:CF" xlink:type="simple">CF</text:a></text:p>
          </table:table-cell>
          <table:table-cell table:style-name="ce1" office:value-type="string" calcext:value-type="string">
            <text:p><text:a xlink:href="https://www.nyse.com/quote/XNYS:CRL" xlink:type="simple">CRL</text:a></text:p>
          </table:table-cell>
          <table:table-cell table:style-name="ce1" office:value-type="string" calcext:value-type="string">
            <text:p><text:a xlink:href="https://www.nyse.com/quote/XNYS:SCHW" xlink:type="simple">SCHW</text:a></text:p>
          </table:table-cell>
          <table:table-cell table:style-name="ce1" office:value-type="string" calcext:value-type="string">
            <text:p><text:a xlink:href="http://www.nasdaq.com/symbol/chtr" xlink:type="simple">CHTR</text:a></text:p>
          </table:table-cell>
          <table:table-cell table:style-name="ce1" office:value-type="string" calcext:value-type="string">
            <text:p><text:a xlink:href="https://www.nyse.com/quote/XNYS:CVX" xlink:type="simple">CVX</text:a></text:p>
          </table:table-cell>
          <table:table-cell table:style-name="ce1" office:value-type="string" calcext:value-type="string">
            <text:p><text:a xlink:href="https://www.nyse.com/quote/XNYS:CMG" xlink:type="simple">CMG</text:a></text:p>
          </table:table-cell>
          <table:table-cell table:style-name="ce1" office:value-type="string" calcext:value-type="string">
            <text:p><text:a xlink:href="https://www.nyse.com/quote/XNYS:CB" xlink:type="simple">CB</text:a></text:p>
          </table:table-cell>
          <table:table-cell table:style-name="ce1" office:value-type="string" calcext:value-type="string">
            <text:p><text:a xlink:href="https://www.nyse.com/quote/XNYS:CHD" xlink:type="simple">CHD</text:a></text:p>
          </table:table-cell>
          <table:table-cell table:style-name="ce1" office:value-type="string" calcext:value-type="string">
            <text:p><text:a xlink:href="https://www.nyse.com/quote/XNYS:CI" xlink:type="simple">CI</text:a></text:p>
          </table:table-cell>
          <table:table-cell table:style-name="ce1" office:value-type="string" calcext:value-type="string">
            <text:p><text:a xlink:href="http://www.nasdaq.com/symbol/cinf" xlink:type="simple">CINF</text:a></text:p>
          </table:table-cell>
          <table:table-cell table:style-name="ce1" office:value-type="string" calcext:value-type="string">
            <text:p><text:a xlink:href="http://www.nasdaq.com/symbol/ctas" xlink:type="simple">CTAS</text:a></text:p>
          </table:table-cell>
          <table:table-cell table:style-name="ce1" office:value-type="string" calcext:value-type="string">
            <text:p><text:a xlink:href="http://www.nasdaq.com/symbol/csco" xlink:type="simple">CSCO</text:a></text:p>
          </table:table-cell>
          <table:table-cell table:style-name="ce1" office:value-type="string" calcext:value-type="string">
            <text:p><text:a xlink:href="https://www.nyse.com/quote/XNYS:C" xlink:type="simple">C</text:a></text:p>
          </table:table-cell>
          <table:table-cell table:style-name="ce1" office:value-type="string" calcext:value-type="string">
            <text:p><text:a xlink:href="https://www.nyse.com/quote/XNYS:CFG" xlink:type="simple">CFG</text:a></text:p>
          </table:table-cell>
          <table:table-cell table:style-name="ce1" office:value-type="string" calcext:value-type="string">
            <text:p><text:a xlink:href="https://www.nyse.com/quote/XNYS:CLX" xlink:type="simple">CLX</text:a></text:p>
          </table:table-cell>
          <table:table-cell table:style-name="ce1" office:value-type="string" calcext:value-type="string">
            <text:p><text:a xlink:href="http://www.nasdaq.com/symbol/cme" xlink:type="simple">CME</text:a></text:p>
          </table:table-cell>
          <table:table-cell table:style-name="ce1" office:value-type="string" calcext:value-type="string">
            <text:p><text:a xlink:href="https://www.nyse.com/quote/XNYS:CMS" xlink:type="simple">CMS</text:a></text:p>
          </table:table-cell>
          <table:table-cell table:style-name="ce1" office:value-type="string" calcext:value-type="string">
            <text:p><text:a xlink:href="https://www.nyse.com/quote/XNYS:KO" xlink:type="simple">KO</text:a></text:p>
          </table:table-cell>
          <table:table-cell table:style-name="ce1" office:value-type="string" calcext:value-type="string">
            <text:p><text:a xlink:href="http://www.nasdaq.com/symbol/ctsh" xlink:type="simple">CTSH</text:a></text:p>
          </table:table-cell>
          <table:table-cell table:style-name="ce1" office:value-type="string" calcext:value-type="string">
            <text:p><text:a xlink:href="https://www.nyse.com/quote/XNYS:CL" xlink:type="simple">CL</text:a></text:p>
          </table:table-cell>
          <table:table-cell table:style-name="ce1" office:value-type="string" calcext:value-type="string">
            <text:p><text:a xlink:href="http://www.nasdaq.com/symbol/cmcsa" xlink:type="simple">CMCSA</text:a></text:p>
          </table:table-cell>
          <table:table-cell table:style-name="ce1" office:value-type="string" calcext:value-type="string">
            <text:p><text:a xlink:href="https://www.nyse.com/quote/XNYS:CMA" xlink:type="simple">CMA</text:a></text:p>
          </table:table-cell>
          <table:table-cell table:style-name="ce1" office:value-type="string" calcext:value-type="string">
            <text:p><text:a xlink:href="https://www.nyse.com/quote/XNYS:CAG" xlink:type="simple">CAG</text:a></text:p>
          </table:table-cell>
          <table:table-cell table:style-name="ce1" office:value-type="string" calcext:value-type="string">
            <text:p><text:a xlink:href="https://www.nyse.com/quote/XNYS:COP" xlink:type="simple">COP</text:a></text:p>
          </table:table-cell>
          <table:table-cell table:style-name="ce1" office:value-type="string" calcext:value-type="string">
            <text:p><text:a xlink:href="https://www.nyse.com/quote/XNYS:ED" xlink:type="simple">ED</text:a></text:p>
          </table:table-cell>
          <table:table-cell table:style-name="ce1" office:value-type="string" calcext:value-type="string">
            <text:p><text:a xlink:href="https://www.nyse.com/quote/XNYS:STZ" xlink:type="simple">STZ</text:a></text:p>
          </table:table-cell>
          <table:table-cell table:style-name="ce1" office:value-type="string" calcext:value-type="string">
            <text:p><text:a xlink:href="http://www.nasdaq.com/symbol/ceg" xlink:type="simple">CEG</text:a></text:p>
          </table:table-cell>
          <table:table-cell table:style-name="ce1" office:value-type="string" calcext:value-type="string">
            <text:p><text:a xlink:href="https://www.nyse.com/quote/XNYS:COO" xlink:type="simple">COO</text:a></text:p>
          </table:table-cell>
          <table:table-cell table:style-name="ce1" office:value-type="string" calcext:value-type="string">
            <text:p><text:a xlink:href="http://www.nasdaq.com/symbol/cprt" xlink:type="simple">CPRT</text:a></text:p>
          </table:table-cell>
          <table:table-cell table:style-name="ce1" office:value-type="string" calcext:value-type="string">
            <text:p><text:a xlink:href="https://www.nyse.com/quote/XNYS:GLW" xlink:type="simple">GLW</text:a></text:p>
          </table:table-cell>
          <table:table-cell table:style-name="ce1" office:value-type="string" calcext:value-type="string">
            <text:p><text:a xlink:href="https://www.nyse.com/quote/XNYS:CTVA" xlink:type="simple">CTVA</text:a></text:p>
          </table:table-cell>
          <table:table-cell table:style-name="ce1" office:value-type="string" calcext:value-type="string">
            <text:p><text:a xlink:href="http://www.nasdaq.com/symbol/csgp" xlink:type="simple">CSGP</text:a></text:p>
          </table:table-cell>
          <table:table-cell table:style-name="ce1" office:value-type="string" calcext:value-type="string">
            <text:p><text:a xlink:href="http://www.nasdaq.com/symbol/cost" xlink:type="simple">COST</text:a></text:p>
          </table:table-cell>
          <table:table-cell table:style-name="ce1" office:value-type="string" calcext:value-type="string">
            <text:p><text:a xlink:href="https://www.nyse.com/quote/XNYS:CTRA" xlink:type="simple">CTRA</text:a></text:p>
          </table:table-cell>
          <table:table-cell table:style-name="ce1" office:value-type="string" calcext:value-type="string">
            <text:p><text:a xlink:href="https://www.nyse.com/quote/XNYS:CCI" xlink:type="simple">CCI</text:a></text:p>
          </table:table-cell>
          <table:table-cell table:style-name="ce1" office:value-type="string" calcext:value-type="string">
            <text:p><text:a xlink:href="http://www.nasdaq.com/symbol/csx" xlink:type="simple">CSX</text:a></text:p>
          </table:table-cell>
          <table:table-cell table:style-name="ce1" office:value-type="string" calcext:value-type="string">
            <text:p><text:a xlink:href="https://www.nyse.com/quote/XNYS:CMI" xlink:type="simple">CMI</text:a></text:p>
          </table:table-cell>
          <table:table-cell table:style-name="ce1" office:value-type="string" calcext:value-type="string">
            <text:p><text:a xlink:href="https://www.nyse.com/quote/XNYS:CVS" xlink:type="simple">CVS</text:a></text:p>
          </table:table-cell>
          <table:table-cell table:style-name="ce1" office:value-type="string" calcext:value-type="string">
            <text:p><text:a xlink:href="https://www.nyse.com/quote/XNYS:DHI" xlink:type="simple">DHI</text:a></text:p>
          </table:table-cell>
          <table:table-cell table:style-name="ce1" office:value-type="string" calcext:value-type="string">
            <text:p><text:a xlink:href="https://www.nyse.com/quote/XNYS:DHR" xlink:type="simple">DHR</text:a></text:p>
          </table:table-cell>
          <table:table-cell table:style-name="ce1" office:value-type="string" calcext:value-type="string">
            <text:p><text:a xlink:href="https://www.nyse.com/quote/XNYS:DRI" xlink:type="simple">DRI</text:a></text:p>
          </table:table-cell>
          <table:table-cell table:style-name="ce1" office:value-type="string" calcext:value-type="string">
            <text:p><text:a xlink:href="https://www.nyse.com/quote/XNYS:DVA" xlink:type="simple">DVA</text:a></text:p>
          </table:table-cell>
          <table:table-cell table:style-name="ce1" office:value-type="string" calcext:value-type="string">
            <text:p><text:a xlink:href="https://www.nyse.com/quote/XNYS:DE" xlink:type="simple">DE</text:a></text:p>
          </table:table-cell>
          <table:table-cell table:style-name="ce1" office:value-type="string" calcext:value-type="string">
            <text:p><text:a xlink:href="https://www.nyse.com/quote/XNYS:DAL" xlink:type="simple">DAL</text:a></text:p>
          </table:table-cell>
          <table:table-cell table:style-name="ce1" office:value-type="string" calcext:value-type="string">
            <text:p><text:a xlink:href="http://www.nasdaq.com/symbol/xray" xlink:type="simple">XRAY</text:a></text:p>
          </table:table-cell>
          <table:table-cell table:style-name="ce1" office:value-type="string" calcext:value-type="string">
            <text:p><text:a xlink:href="https://www.nyse.com/quote/XNYS:DVN" xlink:type="simple">DVN</text:a></text:p>
          </table:table-cell>
          <table:table-cell table:style-name="ce1" office:value-type="string" calcext:value-type="string">
            <text:p><text:a xlink:href="http://www.nasdaq.com/symbol/dxcm" xlink:type="simple">DXCM</text:a></text:p>
          </table:table-cell>
          <table:table-cell table:style-name="ce1" office:value-type="string" calcext:value-type="string">
            <text:p><text:a xlink:href="http://www.nasdaq.com/symbol/fang" xlink:type="simple">FANG</text:a></text:p>
          </table:table-cell>
          <table:table-cell table:style-name="ce1" office:value-type="string" calcext:value-type="string">
            <text:p><text:a xlink:href="https://www.nyse.com/quote/XNYS:DLR" xlink:type="simple">DLR</text:a></text:p>
          </table:table-cell>
          <table:table-cell table:style-name="ce1" office:value-type="string" calcext:value-type="string">
            <text:p><text:a xlink:href="https://www.nyse.com/quote/XNYS:DFS" xlink:type="simple">DFS</text:a></text:p>
          </table:table-cell>
          <table:table-cell table:style-name="ce1" office:value-type="string" calcext:value-type="string">
            <text:p><text:a xlink:href="http://www.nasdaq.com/symbol/dish" xlink:type="simple">DISH</text:a></text:p>
          </table:table-cell>
          <table:table-cell table:style-name="ce1" office:value-type="string" calcext:value-type="string">
            <text:p><text:a xlink:href="https://www.nyse.com/quote/XNYS:DIS" xlink:type="simple">DIS</text:a></text:p>
          </table:table-cell>
          <table:table-cell table:style-name="ce1" office:value-type="string" calcext:value-type="string">
            <text:p><text:a xlink:href="https://www.nyse.com/quote/XNYS:DG" xlink:type="simple">DG</text:a></text:p>
          </table:table-cell>
          <table:table-cell table:style-name="ce1" office:value-type="string" calcext:value-type="string">
            <text:p><text:a xlink:href="http://www.nasdaq.com/symbol/dltr" xlink:type="simple">DLTR</text:a></text:p>
          </table:table-cell>
          <table:table-cell table:style-name="ce1" office:value-type="string" calcext:value-type="string">
            <text:p><text:a xlink:href="https://www.nyse.com/quote/XNYS:D" xlink:type="simple">D</text:a></text:p>
          </table:table-cell>
          <table:table-cell table:style-name="ce1" office:value-type="string" calcext:value-type="string">
            <text:p><text:a xlink:href="https://www.nyse.com/quote/XNYS:DPZ" xlink:type="simple">DPZ</text:a></text:p>
          </table:table-cell>
          <table:table-cell table:style-name="ce1" office:value-type="string" calcext:value-type="string">
            <text:p><text:a xlink:href="https://www.nyse.com/quote/XNYS:DOV" xlink:type="simple">DOV</text:a></text:p>
          </table:table-cell>
          <table:table-cell table:style-name="ce1" office:value-type="string" calcext:value-type="string">
            <text:p><text:a xlink:href="https://www.nyse.com/quote/XNYS:DOW" xlink:type="simple">DOW</text:a></text:p>
          </table:table-cell>
          <table:table-cell table:style-name="ce1" office:value-type="string" calcext:value-type="string">
            <text:p><text:a xlink:href="https://www.nyse.com/quote/XNYS:DTE" xlink:type="simple">DTE</text:a></text:p>
          </table:table-cell>
          <table:table-cell table:style-name="ce1" office:value-type="string" calcext:value-type="string">
            <text:p><text:a xlink:href="https://www.nyse.com/quote/XNYS:DUK" xlink:type="simple">DUK</text:a></text:p>
          </table:table-cell>
          <table:table-cell table:style-name="ce1" office:value-type="string" calcext:value-type="string">
            <text:p><text:a xlink:href="https://www.nyse.com/quote/XNYS:DD" xlink:type="simple">DD</text:a></text:p>
          </table:table-cell>
          <table:table-cell table:style-name="ce1" office:value-type="string" calcext:value-type="string">
            <text:p><text:a xlink:href="https://www.nyse.com/quote/XNYS:DXC" xlink:type="simple">DXC</text:a></text:p>
          </table:table-cell>
          <table:table-cell table:style-name="ce1" office:value-type="string" calcext:value-type="string">
            <text:p><text:a xlink:href="https://www.nyse.com/quote/XNYS:EMN" xlink:type="simple">EMN</text:a></text:p>
          </table:table-cell>
          <table:table-cell table:style-name="ce1" office:value-type="string" calcext:value-type="string">
            <text:p><text:a xlink:href="https://www.nyse.com/quote/XNYS:ETN" xlink:type="simple">ETN</text:a></text:p>
          </table:table-cell>
          <table:table-cell table:style-name="ce1" office:value-type="string" calcext:value-type="string">
            <text:p><text:a xlink:href="http://www.nasdaq.com/symbol/ebay" xlink:type="simple">EBAY</text:a></text:p>
          </table:table-cell>
          <table:table-cell table:style-name="ce1" office:value-type="string" calcext:value-type="string">
            <text:p><text:a xlink:href="https://www.nyse.com/quote/XNYS:ECL" xlink:type="simple">ECL</text:a></text:p>
          </table:table-cell>
          <table:table-cell table:style-name="ce1" office:value-type="string" calcext:value-type="string">
            <text:p><text:a xlink:href="https://www.nyse.com/quote/XNYS:EIX" xlink:type="simple">EIX</text:a></text:p>
          </table:table-cell>
          <table:table-cell table:style-name="ce1" office:value-type="string" calcext:value-type="string">
            <text:p><text:a xlink:href="https://www.nyse.com/quote/XNYS:EW" xlink:type="simple">EW</text:a></text:p>
          </table:table-cell>
          <table:table-cell table:style-name="ce1" office:value-type="string" calcext:value-type="string">
            <text:p><text:a xlink:href="http://www.nasdaq.com/symbol/ea" xlink:type="simple">EA</text:a></text:p>
          </table:table-cell>
          <table:table-cell table:style-name="ce1" office:value-type="string" calcext:value-type="string">
            <text:p><text:a xlink:href="https://www.nyse.com/quote/XNYS:ELV" xlink:type="simple">ELV</text:a></text:p>
          </table:table-cell>
          <table:table-cell table:style-name="ce1" office:value-type="string" calcext:value-type="string">
            <text:p><text:a xlink:href="https://www.nyse.com/quote/XNYS:LLY" xlink:type="simple">LLY</text:a></text:p>
          </table:table-cell>
          <table:table-cell table:style-name="ce1" office:value-type="string" calcext:value-type="string">
            <text:p><text:a xlink:href="https://www.nyse.com/quote/XNYS:EMR" xlink:type="simple">EMR</text:a></text:p>
          </table:table-cell>
          <table:table-cell table:style-name="ce1" office:value-type="string" calcext:value-type="string">
            <text:p><text:a xlink:href="http://www.nasdaq.com/symbol/enph" xlink:type="simple">ENPH</text:a></text:p>
          </table:table-cell>
          <table:table-cell table:style-name="ce1" office:value-type="string" calcext:value-type="string">
            <text:p><text:a xlink:href="https://www.nyse.com/quote/XNYS:ETR" xlink:type="simple">ETR</text:a></text:p>
          </table:table-cell>
          <table:table-cell table:style-name="ce1" office:value-type="string" calcext:value-type="string">
            <text:p><text:a xlink:href="https://www.nyse.com/quote/XNYS:EOG" xlink:type="simple">EOG</text:a></text:p>
          </table:table-cell>
          <table:table-cell table:style-name="ce1" office:value-type="string" calcext:value-type="string">
            <text:p><text:a xlink:href="https://www.nyse.com/quote/XNYS:EPAM" xlink:type="simple">EPAM</text:a></text:p>
          </table:table-cell>
          <table:table-cell table:style-name="ce1" office:value-type="string" calcext:value-type="string">
            <text:p><text:a xlink:href="https://www.nyse.com/quote/XNYS:EQT" xlink:type="simple">EQT</text:a></text:p>
          </table:table-cell>
          <table:table-cell table:style-name="ce1" office:value-type="string" calcext:value-type="string">
            <text:p><text:a xlink:href="https://www.nyse.com/quote/XNYS:EFX" xlink:type="simple">EFX</text:a></text:p>
          </table:table-cell>
          <table:table-cell table:style-name="ce1" office:value-type="string" calcext:value-type="string">
            <text:p><text:a xlink:href="http://www.nasdaq.com/symbol/eqix" xlink:type="simple">EQIX</text:a></text:p>
          </table:table-cell>
          <table:table-cell table:style-name="ce1" office:value-type="string" calcext:value-type="string">
            <text:p><text:a xlink:href="https://www.nyse.com/quote/XNYS:EQR" xlink:type="simple">EQR</text:a></text:p>
          </table:table-cell>
          <table:table-cell table:style-name="ce1" office:value-type="string" calcext:value-type="string">
            <text:p><text:a xlink:href="https://www.nyse.com/quote/XNYS:ESS" xlink:type="simple">ESS</text:a></text:p>
          </table:table-cell>
          <table:table-cell table:style-name="ce1" office:value-type="string" calcext:value-type="string">
            <text:p><text:a xlink:href="https://www.nyse.com/quote/XNYS:EL" xlink:type="simple">EL</text:a></text:p>
          </table:table-cell>
          <table:table-cell table:style-name="ce1" office:value-type="string" calcext:value-type="string">
            <text:p><text:a xlink:href="http://www.nasdaq.com/symbol/etsy" xlink:type="simple">ETSY</text:a></text:p>
          </table:table-cell>
          <table:table-cell table:style-name="ce1" office:value-type="string" calcext:value-type="string">
            <text:p><text:a xlink:href="https://www.nyse.com/quote/XNYS:RE" xlink:type="simple">RE</text:a></text:p>
          </table:table-cell>
          <table:table-cell table:style-name="ce1" office:value-type="string" calcext:value-type="string">
            <text:p><text:a xlink:href="https://www.nyse.com/quote/XNYS:EVRG" xlink:type="simple">EVRG</text:a></text:p>
          </table:table-cell>
          <table:table-cell table:style-name="ce1" office:value-type="string" calcext:value-type="string">
            <text:p><text:a xlink:href="https://www.nyse.com/quote/XNYS:ES" xlink:type="simple">ES</text:a></text:p>
          </table:table-cell>
          <table:table-cell table:style-name="ce1" office:value-type="string" calcext:value-type="string">
            <text:p><text:a xlink:href="http://www.nasdaq.com/symbol/exc" xlink:type="simple">EXC</text:a></text:p>
          </table:table-cell>
          <table:table-cell table:style-name="ce1" office:value-type="string" calcext:value-type="string">
            <text:p><text:a xlink:href="http://www.nasdaq.com/symbol/expe" xlink:type="simple">EXPE</text:a></text:p>
          </table:table-cell>
          <table:table-cell table:style-name="ce1" office:value-type="string" calcext:value-type="string">
            <text:p><text:a xlink:href="http://www.nasdaq.com/symbol/expd" xlink:type="simple">EXPD</text:a></text:p>
          </table:table-cell>
          <table:table-cell table:style-name="ce1" office:value-type="string" calcext:value-type="string">
            <text:p><text:a xlink:href="https://www.nyse.com/quote/XNYS:EXR" xlink:type="simple">EXR</text:a></text:p>
          </table:table-cell>
          <table:table-cell table:style-name="ce1" office:value-type="string" calcext:value-type="string">
            <text:p><text:a xlink:href="https://www.nyse.com/quote/XNYS:XOM" xlink:type="simple">XOM</text:a></text:p>
          </table:table-cell>
          <table:table-cell table:style-name="ce1" office:value-type="string" calcext:value-type="string">
            <text:p><text:a xlink:href="http://www.nasdaq.com/symbol/ffiv" xlink:type="simple">FFIV</text:a></text:p>
          </table:table-cell>
          <table:table-cell table:style-name="ce1" office:value-type="string" calcext:value-type="string">
            <text:p><text:a xlink:href="https://www.nyse.com/quote/XNYS:FDS" xlink:type="simple">FDS</text:a></text:p>
          </table:table-cell>
          <table:table-cell table:style-name="ce1" office:value-type="string" calcext:value-type="string">
            <text:p><text:a xlink:href="https://www.nyse.com/quote/XNYS:FICO" xlink:type="simple">FICO</text:a></text:p>
          </table:table-cell>
          <table:table-cell table:style-name="ce1" office:value-type="string" calcext:value-type="string">
            <text:p><text:a xlink:href="http://www.nasdaq.com/symbol/fast" xlink:type="simple">FAST</text:a></text:p>
          </table:table-cell>
          <table:table-cell table:style-name="ce1" office:value-type="string" calcext:value-type="string">
            <text:p><text:a xlink:href="https://www.nyse.com/quote/XNYS:FRT" xlink:type="simple">FRT</text:a></text:p>
          </table:table-cell>
          <table:table-cell table:style-name="ce1" office:value-type="string" calcext:value-type="string">
            <text:p><text:a xlink:href="https://www.nyse.com/quote/XNYS:FDX" xlink:type="simple">FDX</text:a></text:p>
          </table:table-cell>
          <table:table-cell table:style-name="ce1" office:value-type="string" calcext:value-type="string">
            <text:p><text:a xlink:href="http://www.nasdaq.com/symbol/fitb" xlink:type="simple">FITB</text:a></text:p>
          </table:table-cell>
          <table:table-cell table:style-name="ce1" office:value-type="string" calcext:value-type="string">
            <text:p><text:a xlink:href="https://www.nyse.com/quote/XNYS:FRC" xlink:type="simple">FRC</text:a></text:p>
          </table:table-cell>
          <table:table-cell table:style-name="ce1" office:value-type="string" calcext:value-type="string">
            <text:p><text:a xlink:href="http://www.nasdaq.com/symbol/fslr" xlink:type="simple">FSLR</text:a></text:p>
          </table:table-cell>
          <table:table-cell table:style-name="ce1" office:value-type="string" calcext:value-type="string">
            <text:p><text:a xlink:href="https://www.nyse.com/quote/XNYS:FE" xlink:type="simple">FE</text:a></text:p>
          </table:table-cell>
          <table:table-cell table:style-name="ce1" office:value-type="string" calcext:value-type="string">
            <text:p><text:a xlink:href="https://www.nyse.com/quote/XNYS:FIS" xlink:type="simple">FIS</text:a></text:p>
          </table:table-cell>
          <table:table-cell table:style-name="ce1" office:value-type="string" calcext:value-type="string">
            <text:p><text:a xlink:href="http://www.nasdaq.com/symbol/fisv" xlink:type="simple">FISV</text:a></text:p>
          </table:table-cell>
          <table:table-cell table:style-name="ce1" office:value-type="string" calcext:value-type="string">
            <text:p><text:a xlink:href="https://www.nyse.com/quote/XNYS:FLT" xlink:type="simple">FLT</text:a></text:p>
          </table:table-cell>
          <table:table-cell table:style-name="ce1" office:value-type="string" calcext:value-type="string">
            <text:p><text:a xlink:href="https://www.nyse.com/quote/XNYS:FMC" xlink:type="simple">FMC</text:a></text:p>
          </table:table-cell>
          <table:table-cell table:style-name="ce1" office:value-type="string" calcext:value-type="string">
            <text:p><text:a xlink:href="https://www.nyse.com/quote/XNYS:F" xlink:type="simple">F</text:a></text:p>
          </table:table-cell>
          <table:table-cell table:style-name="ce1" office:value-type="string" calcext:value-type="string">
            <text:p><text:a xlink:href="http://www.nasdaq.com/symbol/ftnt" xlink:type="simple">FTNT</text:a></text:p>
          </table:table-cell>
          <table:table-cell table:style-name="ce1" office:value-type="string" calcext:value-type="string">
            <text:p><text:a xlink:href="https://www.nyse.com/quote/XNYS:FTV" xlink:type="simple">FTV</text:a></text:p>
          </table:table-cell>
          <table:table-cell table:style-name="ce1" office:value-type="string" calcext:value-type="string">
            <text:p><text:a xlink:href="http://www.nasdaq.com/symbol/foxa" xlink:type="simple">FOXA</text:a></text:p>
          </table:table-cell>
          <table:table-cell table:style-name="ce1" office:value-type="string" calcext:value-type="string">
            <text:p><text:a xlink:href="http://www.nasdaq.com/symbol/fox" xlink:type="simple">FOX</text:a></text:p>
          </table:table-cell>
          <table:table-cell table:style-name="ce1" office:value-type="string" calcext:value-type="string">
            <text:p><text:a xlink:href="https://www.nyse.com/quote/XNYS:BEN" xlink:type="simple">BEN</text:a></text:p>
          </table:table-cell>
          <table:table-cell table:style-name="ce1" office:value-type="string" calcext:value-type="string">
            <text:p><text:a xlink:href="https://www.nyse.com/quote/XNYS:FCX" xlink:type="simple">FCX</text:a></text:p>
          </table:table-cell>
          <table:table-cell table:style-name="ce1" office:value-type="string" calcext:value-type="string">
            <text:p><text:a xlink:href="https://www.nyse.com/quote/XNYS:GRMN" xlink:type="simple">GRMN</text:a></text:p>
          </table:table-cell>
          <table:table-cell table:style-name="ce1" office:value-type="string" calcext:value-type="string">
            <text:p><text:a xlink:href="https://www.nyse.com/quote/XNYS:IT" xlink:type="simple">IT</text:a></text:p>
          </table:table-cell>
          <table:table-cell table:style-name="ce1" office:value-type="string" calcext:value-type="string">
            <text:p><text:a xlink:href="http://www.nasdaq.com/symbol/gehc" xlink:type="simple">GEHC</text:a></text:p>
          </table:table-cell>
          <table:table-cell table:style-name="ce1" office:value-type="string" calcext:value-type="string">
            <text:p><text:a xlink:href="http://www.nasdaq.com/symbol/gen" xlink:type="simple">GEN</text:a></text:p>
          </table:table-cell>
          <table:table-cell table:style-name="ce1" office:value-type="string" calcext:value-type="string">
            <text:p><text:a xlink:href="https://www.nyse.com/quote/XNYS:GNRC" xlink:type="simple">GNRC</text:a></text:p>
          </table:table-cell>
          <table:table-cell table:style-name="ce1" office:value-type="string" calcext:value-type="string">
            <text:p><text:a xlink:href="https://www.nyse.com/quote/XNYS:GD" xlink:type="simple">GD</text:a></text:p>
          </table:table-cell>
          <table:table-cell table:style-name="ce1" office:value-type="string" calcext:value-type="string">
            <text:p><text:a xlink:href="https://www.nyse.com/quote/XNYS:GE" xlink:type="simple">GE</text:a></text:p>
          </table:table-cell>
          <table:table-cell table:style-name="ce1" office:value-type="string" calcext:value-type="string">
            <text:p><text:a xlink:href="https://www.nyse.com/quote/XNYS:GIS" xlink:type="simple">GIS</text:a></text:p>
          </table:table-cell>
          <table:table-cell table:style-name="ce1" office:value-type="string" calcext:value-type="string">
            <text:p><text:a xlink:href="https://www.nyse.com/quote/XNYS:GM" xlink:type="simple">GM</text:a></text:p>
          </table:table-cell>
          <table:table-cell table:style-name="ce1" office:value-type="string" calcext:value-type="string">
            <text:p><text:a xlink:href="https://www.nyse.com/quote/XNYS:GPC" xlink:type="simple">GPC</text:a></text:p>
          </table:table-cell>
          <table:table-cell table:style-name="ce1" office:value-type="string" calcext:value-type="string">
            <text:p><text:a xlink:href="http://www.nasdaq.com/symbol/gild" xlink:type="simple">GILD</text:a></text:p>
          </table:table-cell>
          <table:table-cell table:style-name="ce1" office:value-type="string" calcext:value-type="string">
            <text:p><text:a xlink:href="https://www.nyse.com/quote/XNYS:GL" xlink:type="simple">GL</text:a></text:p>
          </table:table-cell>
          <table:table-cell table:style-name="ce1" office:value-type="string" calcext:value-type="string">
            <text:p><text:a xlink:href="https://www.nyse.com/quote/XNYS:GPN" xlink:type="simple">GPN</text:a></text:p>
          </table:table-cell>
          <table:table-cell table:style-name="ce1" office:value-type="string" calcext:value-type="string">
            <text:p><text:a xlink:href="https://www.nyse.com/quote/XNYS:GS" xlink:type="simple">GS</text:a></text:p>
          </table:table-cell>
          <table:table-cell table:style-name="ce1" office:value-type="string" calcext:value-type="string">
            <text:p><text:a xlink:href="https://www.nyse.com/quote/XNYS:HAL" xlink:type="simple">HAL</text:a></text:p>
          </table:table-cell>
          <table:table-cell table:style-name="ce1" office:value-type="string" calcext:value-type="string">
            <text:p><text:a xlink:href="https://www.nyse.com/quote/XNYS:HIG" xlink:type="simple">HIG</text:a></text:p>
          </table:table-cell>
          <table:table-cell table:style-name="ce1" office:value-type="string" calcext:value-type="string">
            <text:p><text:a xlink:href="http://www.nasdaq.com/symbol/has" xlink:type="simple">HAS</text:a></text:p>
          </table:table-cell>
          <table:table-cell table:style-name="ce1" office:value-type="string" calcext:value-type="string">
            <text:p><text:a xlink:href="https://www.nyse.com/quote/XNYS:HCA" xlink:type="simple">HCA</text:a></text:p>
          </table:table-cell>
          <table:table-cell table:style-name="ce1" office:value-type="string" calcext:value-type="string">
            <text:p><text:a xlink:href="https://www.nyse.com/quote/XNYS:PEAK" xlink:type="simple">PEAK</text:a></text:p>
          </table:table-cell>
          <table:table-cell table:style-name="ce1" office:value-type="string" calcext:value-type="string">
            <text:p><text:a xlink:href="http://www.nasdaq.com/symbol/hsic" xlink:type="simple">HSIC</text:a></text:p>
          </table:table-cell>
          <table:table-cell table:style-name="ce1" office:value-type="string" calcext:value-type="string">
            <text:p><text:a xlink:href="https://www.nyse.com/quote/XNYS:HSY" xlink:type="simple">HSY</text:a></text:p>
          </table:table-cell>
          <table:table-cell table:style-name="ce1" office:value-type="string" calcext:value-type="string">
            <text:p><text:a xlink:href="https://www.nyse.com/quote/XNYS:HES" xlink:type="simple">HES</text:a></text:p>
          </table:table-cell>
          <table:table-cell table:style-name="ce1" office:value-type="string" calcext:value-type="string">
            <text:p><text:a xlink:href="https://www.nyse.com/quote/XNYS:HPE" xlink:type="simple">HPE</text:a></text:p>
          </table:table-cell>
          <table:table-cell table:style-name="ce1" office:value-type="string" calcext:value-type="string">
            <text:p><text:a xlink:href="https://www.nyse.com/quote/XNYS:HLT" xlink:type="simple">HLT</text:a></text:p>
          </table:table-cell>
          <table:table-cell table:style-name="ce1" office:value-type="string" calcext:value-type="string">
            <text:p><text:a xlink:href="http://www.nasdaq.com/symbol/holx" xlink:type="simple">HOLX</text:a></text:p>
          </table:table-cell>
          <table:table-cell table:style-name="ce1" office:value-type="string" calcext:value-type="string">
            <text:p><text:a xlink:href="https://www.nyse.com/quote/XNYS:HD" xlink:type="simple">HD</text:a></text:p>
          </table:table-cell>
          <table:table-cell table:style-name="ce1" office:value-type="string" calcext:value-type="string">
            <text:p><text:a xlink:href="http://www.nasdaq.com/symbol/hon" xlink:type="simple">HON</text:a></text:p>
          </table:table-cell>
          <table:table-cell table:style-name="ce1" office:value-type="string" calcext:value-type="string">
            <text:p><text:a xlink:href="https://www.nyse.com/quote/XNYS:HRL" xlink:type="simple">HRL</text:a></text:p>
          </table:table-cell>
          <table:table-cell table:style-name="ce1" office:value-type="string" calcext:value-type="string">
            <text:p><text:a xlink:href="http://www.nasdaq.com/symbol/hst" xlink:type="simple">HST</text:a></text:p>
          </table:table-cell>
          <table:table-cell table:style-name="ce1" office:value-type="string" calcext:value-type="string">
            <text:p><text:a xlink:href="https://www.nyse.com/quote/XNYS:HWM" xlink:type="simple">HWM</text:a></text:p>
          </table:table-cell>
          <table:table-cell table:style-name="ce1" office:value-type="string" calcext:value-type="string">
            <text:p><text:a xlink:href="https://www.nyse.com/quote/XNYS:HPQ" xlink:type="simple">HPQ</text:a></text:p>
          </table:table-cell>
          <table:table-cell table:style-name="ce1" office:value-type="string" calcext:value-type="string">
            <text:p><text:a xlink:href="https://www.nyse.com/quote/XNYS:HUM" xlink:type="simple">HUM</text:a></text:p>
          </table:table-cell>
          <table:table-cell table:style-name="ce1" office:value-type="string" calcext:value-type="string">
            <text:p><text:a xlink:href="http://www.nasdaq.com/symbol/hban" xlink:type="simple">HBAN</text:a></text:p>
          </table:table-cell>
          <table:table-cell table:style-name="ce1" office:value-type="string" calcext:value-type="string">
            <text:p><text:a xlink:href="https://www.nyse.com/quote/XNYS:HII" xlink:type="simple">HII</text:a></text:p>
          </table:table-cell>
          <table:table-cell table:style-name="ce1" office:value-type="string" calcext:value-type="string">
            <text:p><text:a xlink:href="https://www.nyse.com/quote/XNYS:IBM" xlink:type="simple">IBM</text:a></text:p>
          </table:table-cell>
          <table:table-cell table:style-name="ce1" office:value-type="string" calcext:value-type="string">
            <text:p><text:a xlink:href="https://www.nyse.com/quote/XNYS:IEX" xlink:type="simple">IEX</text:a></text:p>
          </table:table-cell>
          <table:table-cell table:style-name="ce1" office:value-type="string" calcext:value-type="string">
            <text:p><text:a xlink:href="http://www.nasdaq.com/symbol/idxx" xlink:type="simple">IDXX</text:a></text:p>
          </table:table-cell>
          <table:table-cell table:style-name="ce1" office:value-type="string" calcext:value-type="string">
            <text:p><text:a xlink:href="https://www.nyse.com/quote/XNYS:ITW" xlink:type="simple">ITW</text:a></text:p>
          </table:table-cell>
          <table:table-cell table:style-name="ce1" office:value-type="string" calcext:value-type="string">
            <text:p><text:a xlink:href="http://www.nasdaq.com/symbol/ilmn" xlink:type="simple">ILMN</text:a></text:p>
          </table:table-cell>
          <table:table-cell table:style-name="ce1" office:value-type="string" calcext:value-type="string">
            <text:p><text:a xlink:href="http://www.nasdaq.com/symbol/incy" xlink:type="simple">INCY</text:a></text:p>
          </table:table-cell>
          <table:table-cell table:style-name="ce1" office:value-type="string" calcext:value-type="string">
            <text:p><text:a xlink:href="https://www.nyse.com/quote/XNYS:IR" xlink:type="simple">IR</text:a></text:p>
          </table:table-cell>
          <table:table-cell table:style-name="ce1" office:value-type="string" calcext:value-type="string">
            <text:p><text:a xlink:href="http://www.nasdaq.com/symbol/podd" xlink:type="simple">PODD</text:a></text:p>
          </table:table-cell>
          <table:table-cell table:style-name="ce1" office:value-type="string" calcext:value-type="string">
            <text:p><text:a xlink:href="http://www.nasdaq.com/symbol/intc" xlink:type="simple">INTC</text:a></text:p>
          </table:table-cell>
          <table:table-cell table:style-name="ce1" office:value-type="string" calcext:value-type="string">
            <text:p><text:a xlink:href="https://www.nyse.com/quote/XNYS:ICE" xlink:type="simple">ICE</text:a></text:p>
          </table:table-cell>
          <table:table-cell table:style-name="ce1" office:value-type="string" calcext:value-type="string">
            <text:p><text:a xlink:href="https://www.nyse.com/quote/XNYS:IFF" xlink:type="simple">IFF</text:a></text:p>
          </table:table-cell>
          <table:table-cell table:style-name="ce1" office:value-type="string" calcext:value-type="string">
            <text:p><text:a xlink:href="https://www.nyse.com/quote/XNYS:IP" xlink:type="simple">IP</text:a></text:p>
          </table:table-cell>
          <table:table-cell table:style-name="ce1" office:value-type="string" calcext:value-type="string">
            <text:p><text:a xlink:href="https://www.nyse.com/quote/XNYS:IPG" xlink:type="simple">IPG</text:a></text:p>
          </table:table-cell>
          <table:table-cell table:style-name="ce1" office:value-type="string" calcext:value-type="string">
            <text:p><text:a xlink:href="http://www.nasdaq.com/symbol/intu" xlink:type="simple">INTU</text:a></text:p>
          </table:table-cell>
          <table:table-cell table:style-name="ce1" office:value-type="string" calcext:value-type="string">
            <text:p><text:a xlink:href="http://www.nasdaq.com/symbol/isrg" xlink:type="simple">ISRG</text:a></text:p>
          </table:table-cell>
          <table:table-cell table:style-name="ce1" office:value-type="string" calcext:value-type="string">
            <text:p><text:a xlink:href="https://www.nyse.com/quote/XNYS:IVZ" xlink:type="simple">IVZ</text:a></text:p>
          </table:table-cell>
          <table:table-cell table:style-name="ce1" office:value-type="string" calcext:value-type="string">
            <text:p><text:a xlink:href="https://www.nyse.com/quote/XNYS:INVH" xlink:type="simple">INVH</text:a></text:p>
          </table:table-cell>
          <table:table-cell table:style-name="ce1" office:value-type="string" calcext:value-type="string">
            <text:p><text:a xlink:href="https://www.nyse.com/quote/XNYS:IQV" xlink:type="simple">IQV</text:a></text:p>
          </table:table-cell>
          <table:table-cell table:style-name="ce1" office:value-type="string" calcext:value-type="string">
            <text:p><text:a xlink:href="https://www.nyse.com/quote/XNYS:IRM" xlink:type="simple">IRM</text:a></text:p>
          </table:table-cell>
          <table:table-cell table:style-name="ce1" office:value-type="string" calcext:value-type="string">
            <text:p><text:a xlink:href="http://www.nasdaq.com/symbol/jbht" xlink:type="simple">JBHT</text:a></text:p>
          </table:table-cell>
          <table:table-cell table:style-name="ce1" office:value-type="string" calcext:value-type="string">
            <text:p><text:a xlink:href="http://www.nasdaq.com/symbol/jkhy" xlink:type="simple">JKHY</text:a></text:p>
          </table:table-cell>
          <table:table-cell table:style-name="ce1" office:value-type="string" calcext:value-type="string">
            <text:p><text:a xlink:href="https://www.nyse.com/quote/XNYS:J" xlink:type="simple">J</text:a></text:p>
          </table:table-cell>
          <table:table-cell table:style-name="ce1" office:value-type="string" calcext:value-type="string">
            <text:p><text:a xlink:href="https://www.nyse.com/quote/XNYS:JNJ" xlink:type="simple">JNJ</text:a></text:p>
          </table:table-cell>
          <table:table-cell table:style-name="ce1" office:value-type="string" calcext:value-type="string">
            <text:p><text:a xlink:href="https://www.nyse.com/quote/XNYS:JCI" xlink:type="simple">JCI</text:a></text:p>
          </table:table-cell>
          <table:table-cell table:style-name="ce1" office:value-type="string" calcext:value-type="string">
            <text:p><text:a xlink:href="https://www.nyse.com/quote/XNYS:JPM" xlink:type="simple">JPM</text:a></text:p>
          </table:table-cell>
          <table:table-cell table:style-name="ce1" office:value-type="string" calcext:value-type="string">
            <text:p><text:a xlink:href="https://www.nyse.com/quote/XNYS:JNPR" xlink:type="simple">JNPR</text:a></text:p>
          </table:table-cell>
          <table:table-cell table:style-name="ce1" office:value-type="string" calcext:value-type="string">
            <text:p><text:a xlink:href="https://www.nyse.com/quote/XNYS:K" xlink:type="simple">K</text:a></text:p>
          </table:table-cell>
          <table:table-cell table:style-name="ce1" office:value-type="string" calcext:value-type="string">
            <text:p><text:a xlink:href="http://www.nasdaq.com/symbol/kdp" xlink:type="simple">KDP</text:a></text:p>
          </table:table-cell>
          <table:table-cell table:style-name="ce1" office:value-type="string" calcext:value-type="string">
            <text:p><text:a xlink:href="https://www.nyse.com/quote/XNYS:KEY" xlink:type="simple">KEY</text:a></text:p>
          </table:table-cell>
          <table:table-cell table:style-name="ce1" office:value-type="string" calcext:value-type="string">
            <text:p><text:a xlink:href="https://www.nyse.com/quote/XNYS:KEYS" xlink:type="simple">KEYS</text:a></text:p>
          </table:table-cell>
          <table:table-cell table:style-name="ce1" office:value-type="string" calcext:value-type="string">
            <text:p><text:a xlink:href="https://www.nyse.com/quote/XNYS:KMB" xlink:type="simple">KMB</text:a></text:p>
          </table:table-cell>
          <table:table-cell table:style-name="ce1" office:value-type="string" calcext:value-type="string">
            <text:p><text:a xlink:href="https://www.nyse.com/quote/XNYS:KIM" xlink:type="simple">KIM</text:a></text:p>
          </table:table-cell>
          <table:table-cell table:style-name="ce1" office:value-type="string" calcext:value-type="string">
            <text:p><text:a xlink:href="https://www.nyse.com/quote/XNYS:KMI" xlink:type="simple">KMI</text:a></text:p>
          </table:table-cell>
          <table:table-cell table:style-name="ce1" office:value-type="string" calcext:value-type="string">
            <text:p><text:a xlink:href="http://www.nasdaq.com/symbol/klac" xlink:type="simple">KLAC</text:a></text:p>
          </table:table-cell>
          <table:table-cell table:style-name="ce1" office:value-type="string" calcext:value-type="string">
            <text:p><text:a xlink:href="http://www.nasdaq.com/symbol/khc" xlink:type="simple">KHC</text:a></text:p>
          </table:table-cell>
          <table:table-cell table:style-name="ce1" office:value-type="string" calcext:value-type="string">
            <text:p><text:a xlink:href="https://www.nyse.com/quote/XNYS:KR" xlink:type="simple">KR</text:a></text:p>
          </table:table-cell>
          <table:table-cell table:style-name="ce1" office:value-type="string" calcext:value-type="string">
            <text:p><text:a xlink:href="https://www.nyse.com/quote/XNYS:LHX" xlink:type="simple">LHX</text:a></text:p>
          </table:table-cell>
          <table:table-cell table:style-name="ce1" office:value-type="string" calcext:value-type="string">
            <text:p><text:a xlink:href="https://www.nyse.com/quote/XNYS:LH" xlink:type="simple">LH</text:a></text:p>
          </table:table-cell>
          <table:table-cell table:style-name="ce1" office:value-type="string" calcext:value-type="string">
            <text:p><text:a xlink:href="http://www.nasdaq.com/symbol/lrcx" xlink:type="simple">LRCX</text:a></text:p>
          </table:table-cell>
          <table:table-cell table:style-name="ce1" office:value-type="string" calcext:value-type="string">
            <text:p><text:a xlink:href="https://www.nyse.com/quote/XNYS:LW" xlink:type="simple">LW</text:a></text:p>
          </table:table-cell>
          <table:table-cell table:style-name="ce1" office:value-type="string" calcext:value-type="string">
            <text:p><text:a xlink:href="https://www.nyse.com/quote/XNYS:LVS" xlink:type="simple">LVS</text:a></text:p>
          </table:table-cell>
          <table:table-cell table:style-name="ce1" office:value-type="string" calcext:value-type="string">
            <text:p><text:a xlink:href="https://www.nyse.com/quote/XNYS:LDOS" xlink:type="simple">LDOS</text:a></text:p>
          </table:table-cell>
          <table:table-cell table:style-name="ce1" office:value-type="string" calcext:value-type="string">
            <text:p><text:a xlink:href="https://www.nyse.com/quote/XNYS:LEN" xlink:type="simple">LEN</text:a></text:p>
          </table:table-cell>
          <table:table-cell table:style-name="ce1" office:value-type="string" calcext:value-type="string">
            <text:p><text:a xlink:href="https://www.nyse.com/quote/XNYS:LNC" xlink:type="simple">LNC</text:a></text:p>
          </table:table-cell>
          <table:table-cell table:style-name="ce1" office:value-type="string" calcext:value-type="string">
            <text:p><text:a xlink:href="https://www.nyse.com/quote/XNYS:LIN" xlink:type="simple">LIN</text:a></text:p>
          </table:table-cell>
          <table:table-cell table:style-name="ce1" office:value-type="string" calcext:value-type="string">
            <text:p><text:a xlink:href="https://www.nyse.com/quote/XNYS:LYV" xlink:type="simple">LYV</text:a></text:p>
          </table:table-cell>
          <table:table-cell table:style-name="ce1" office:value-type="string" calcext:value-type="string">
            <text:p><text:a xlink:href="http://www.nasdaq.com/symbol/lkq" xlink:type="simple">LKQ</text:a></text:p>
          </table:table-cell>
          <table:table-cell table:style-name="ce1" office:value-type="string" calcext:value-type="string">
            <text:p><text:a xlink:href="https://www.nyse.com/quote/XNYS:LMT" xlink:type="simple">LMT</text:a></text:p>
          </table:table-cell>
          <table:table-cell table:style-name="ce1" office:value-type="string" calcext:value-type="string">
            <text:p><text:a xlink:href="https://www.nyse.com/quote/XNYS:L" xlink:type="simple">L</text:a></text:p>
          </table:table-cell>
          <table:table-cell table:style-name="ce1" office:value-type="string" calcext:value-type="string">
            <text:p><text:a xlink:href="https://www.nyse.com/quote/XNYS:LOW" xlink:type="simple">LOW</text:a></text:p>
          </table:table-cell>
          <table:table-cell table:style-name="ce1" office:value-type="string" calcext:value-type="string">
            <text:p><text:a xlink:href="https://www.nyse.com/quote/XNYS:LYB" xlink:type="simple">LYB</text:a></text:p>
          </table:table-cell>
          <table:table-cell table:style-name="ce1" office:value-type="string" calcext:value-type="string">
            <text:p><text:a xlink:href="https://www.nyse.com/quote/XNYS:MTB" xlink:type="simple">MTB</text:a></text:p>
          </table:table-cell>
          <table:table-cell table:style-name="ce1" office:value-type="string" calcext:value-type="string">
            <text:p><text:a xlink:href="https://www.nyse.com/quote/XNYS:MRO" xlink:type="simple">MRO</text:a></text:p>
          </table:table-cell>
          <table:table-cell table:style-name="ce1" office:value-type="string" calcext:value-type="string">
            <text:p><text:a xlink:href="https://www.nyse.com/quote/XNYS:MPC" xlink:type="simple">MPC</text:a></text:p>
          </table:table-cell>
          <table:table-cell table:style-name="ce1" office:value-type="string" calcext:value-type="string">
            <text:p><text:a xlink:href="http://www.nasdaq.com/symbol/mktx" xlink:type="simple">MKTX</text:a></text:p>
          </table:table-cell>
          <table:table-cell table:style-name="ce1" office:value-type="string" calcext:value-type="string">
            <text:p><text:a xlink:href="http://www.nasdaq.com/symbol/mar" xlink:type="simple">MAR</text:a></text:p>
          </table:table-cell>
          <table:table-cell table:style-name="ce1" office:value-type="string" calcext:value-type="string">
            <text:p><text:a xlink:href="https://www.nyse.com/quote/XNYS:MMC" xlink:type="simple">MMC</text:a></text:p>
          </table:table-cell>
          <table:table-cell table:style-name="ce1" office:value-type="string" calcext:value-type="string">
            <text:p><text:a xlink:href="https://www.nyse.com/quote/XNYS:MLM" xlink:type="simple">MLM</text:a></text:p>
          </table:table-cell>
          <table:table-cell table:style-name="ce1" office:value-type="string" calcext:value-type="string">
            <text:p><text:a xlink:href="https://www.nyse.com/quote/XNYS:MAS" xlink:type="simple">MAS</text:a></text:p>
          </table:table-cell>
          <table:table-cell table:style-name="ce1" office:value-type="string" calcext:value-type="string">
            <text:p><text:a xlink:href="https://www.nyse.com/quote/XNYS:MA" xlink:type="simple">MA</text:a></text:p>
          </table:table-cell>
          <table:table-cell table:style-name="ce1" office:value-type="string" calcext:value-type="string">
            <text:p><text:a xlink:href="http://www.nasdaq.com/symbol/mtch" xlink:type="simple">MTCH</text:a></text:p>
          </table:table-cell>
          <table:table-cell table:style-name="ce1" office:value-type="string" calcext:value-type="string">
            <text:p><text:a xlink:href="https://www.nyse.com/quote/XNYS:MKC" xlink:type="simple">MKC</text:a></text:p>
          </table:table-cell>
          <table:table-cell table:style-name="ce1" office:value-type="string" calcext:value-type="string">
            <text:p><text:a xlink:href="https://www.nyse.com/quote/XNYS:MCD" xlink:type="simple">MCD</text:a></text:p>
          </table:table-cell>
          <table:table-cell table:style-name="ce1" office:value-type="string" calcext:value-type="string">
            <text:p><text:a xlink:href="https://www.nyse.com/quote/XNYS:MCK" xlink:type="simple">MCK</text:a></text:p>
          </table:table-cell>
          <table:table-cell table:style-name="ce1" office:value-type="string" calcext:value-type="string">
            <text:p><text:a xlink:href="https://www.nyse.com/quote/XNYS:MDT" xlink:type="simple">MDT</text:a></text:p>
          </table:table-cell>
          <table:table-cell table:style-name="ce1" office:value-type="string" calcext:value-type="string">
            <text:p><text:a xlink:href="https://www.nyse.com/quote/XNYS:MRK" xlink:type="simple">MRK</text:a></text:p>
          </table:table-cell>
          <table:table-cell table:style-name="ce1" office:value-type="string" calcext:value-type="string">
            <text:p><text:a xlink:href="http://www.nasdaq.com/symbol/meta" xlink:type="simple">META</text:a></text:p>
          </table:table-cell>
          <table:table-cell table:style-name="ce1" office:value-type="string" calcext:value-type="string">
            <text:p><text:a xlink:href="https://www.nyse.com/quote/XNYS:MET" xlink:type="simple">MET</text:a></text:p>
          </table:table-cell>
          <table:table-cell table:style-name="ce1" office:value-type="string" calcext:value-type="string">
            <text:p><text:a xlink:href="https://www.nyse.com/quote/XNYS:MTD" xlink:type="simple">MTD</text:a></text:p>
          </table:table-cell>
          <table:table-cell table:style-name="ce1" office:value-type="string" calcext:value-type="string">
            <text:p><text:a xlink:href="https://www.nyse.com/quote/XNYS:MGM" xlink:type="simple">MGM</text:a></text:p>
          </table:table-cell>
          <table:table-cell table:style-name="ce1" office:value-type="string" calcext:value-type="string">
            <text:p><text:a xlink:href="http://www.nasdaq.com/symbol/mchp" xlink:type="simple">MCHP</text:a></text:p>
          </table:table-cell>
          <table:table-cell table:style-name="ce1" office:value-type="string" calcext:value-type="string">
            <text:p><text:a xlink:href="http://www.nasdaq.com/symbol/mu" xlink:type="simple">MU</text:a></text:p>
          </table:table-cell>
          <table:table-cell table:style-name="ce1" office:value-type="string" calcext:value-type="string">
            <text:p><text:a xlink:href="http://www.nasdaq.com/symbol/msft" xlink:type="simple">MSFT</text:a></text:p>
          </table:table-cell>
          <table:table-cell table:style-name="ce1" office:value-type="string" calcext:value-type="string">
            <text:p><text:a xlink:href="https://www.nyse.com/quote/XNYS:MAA" xlink:type="simple">MAA</text:a></text:p>
          </table:table-cell>
          <table:table-cell table:style-name="ce1" office:value-type="string" calcext:value-type="string">
            <text:p><text:a xlink:href="http://www.nasdaq.com/symbol/mrna" xlink:type="simple">MRNA</text:a></text:p>
          </table:table-cell>
          <table:table-cell table:style-name="ce1" office:value-type="string" calcext:value-type="string">
            <text:p><text:a xlink:href="https://www.nyse.com/quote/XNYS:MHK" xlink:type="simple">MHK</text:a></text:p>
          </table:table-cell>
          <table:table-cell table:style-name="ce1" office:value-type="string" calcext:value-type="string">
            <text:p><text:a xlink:href="https://www.nyse.com/quote/XNYS:MOH" xlink:type="simple">MOH</text:a></text:p>
          </table:table-cell>
          <table:table-cell table:style-name="ce1" office:value-type="string" calcext:value-type="string">
            <text:p><text:a xlink:href="https://www.nyse.com/quote/XNYS:TAP" xlink:type="simple">TAP</text:a></text:p>
          </table:table-cell>
          <table:table-cell table:style-name="ce1" office:value-type="string" calcext:value-type="string">
            <text:p><text:a xlink:href="http://www.nasdaq.com/symbol/mdlz" xlink:type="simple">MDLZ</text:a></text:p>
          </table:table-cell>
          <table:table-cell table:style-name="ce1" office:value-type="string" calcext:value-type="string">
            <text:p><text:a xlink:href="http://www.nasdaq.com/symbol/mpwr" xlink:type="simple">MPWR</text:a></text:p>
          </table:table-cell>
          <table:table-cell table:style-name="ce1" office:value-type="string" calcext:value-type="string">
            <text:p><text:a xlink:href="http://www.nasdaq.com/symbol/mnst" xlink:type="simple">MNST</text:a></text:p>
          </table:table-cell>
          <table:table-cell table:style-name="ce1" office:value-type="string" calcext:value-type="string">
            <text:p><text:a xlink:href="https://www.nyse.com/quote/XNYS:MCO" xlink:type="simple">MCO</text:a></text:p>
          </table:table-cell>
          <table:table-cell table:style-name="ce1" office:value-type="string" calcext:value-type="string">
            <text:p><text:a xlink:href="https://www.nyse.com/quote/XNYS:MS" xlink:type="simple">MS</text:a></text:p>
          </table:table-cell>
          <table:table-cell table:style-name="ce1" office:value-type="string" calcext:value-type="string">
            <text:p><text:a xlink:href="https://www.nyse.com/quote/XNYS:MOS" xlink:type="simple">MOS</text:a></text:p>
          </table:table-cell>
          <table:table-cell table:style-name="ce1" office:value-type="string" calcext:value-type="string">
            <text:p><text:a xlink:href="https://www.nyse.com/quote/XNYS:MSI" xlink:type="simple">MSI</text:a></text:p>
          </table:table-cell>
          <table:table-cell table:style-name="ce1" office:value-type="string" calcext:value-type="string">
            <text:p><text:a xlink:href="https://www.nyse.com/quote/XNYS:MSCI" xlink:type="simple">MSCI</text:a></text:p>
          </table:table-cell>
          <table:table-cell table:style-name="ce1" office:value-type="string" calcext:value-type="string">
            <text:p><text:a xlink:href="http://www.nasdaq.com/symbol/ndaq" xlink:type="simple">NDAQ</text:a></text:p>
          </table:table-cell>
          <table:table-cell table:style-name="ce1" office:value-type="string" calcext:value-type="string">
            <text:p><text:a xlink:href="http://www.nasdaq.com/symbol/ntap" xlink:type="simple">NTAP</text:a></text:p>
          </table:table-cell>
          <table:table-cell table:style-name="ce1" office:value-type="string" calcext:value-type="string">
            <text:p><text:a xlink:href="http://www.nasdaq.com/symbol/nflx" xlink:type="simple">NFLX</text:a></text:p>
          </table:table-cell>
          <table:table-cell table:style-name="ce1" office:value-type="string" calcext:value-type="string">
            <text:p><text:a xlink:href="http://www.nasdaq.com/symbol/nwl" xlink:type="simple">NWL</text:a></text:p>
          </table:table-cell>
          <table:table-cell table:style-name="ce1" office:value-type="string" calcext:value-type="string">
            <text:p><text:a xlink:href="https://www.nyse.com/quote/XNYS:NEM" xlink:type="simple">NEM</text:a></text:p>
          </table:table-cell>
          <table:table-cell table:style-name="ce1" office:value-type="string" calcext:value-type="string">
            <text:p><text:a xlink:href="http://www.nasdaq.com/symbol/nwsa" xlink:type="simple">NWSA</text:a></text:p>
          </table:table-cell>
          <table:table-cell table:style-name="ce1" office:value-type="string" calcext:value-type="string">
            <text:p><text:a xlink:href="http://www.nasdaq.com/symbol/nws" xlink:type="simple">NWS</text:a></text:p>
          </table:table-cell>
          <table:table-cell table:style-name="ce1" office:value-type="string" calcext:value-type="string">
            <text:p><text:a xlink:href="https://www.nyse.com/quote/XNYS:NEE" xlink:type="simple">NEE</text:a></text:p>
          </table:table-cell>
          <table:table-cell table:style-name="ce1" office:value-type="string" calcext:value-type="string">
            <text:p><text:a xlink:href="https://www.nyse.com/quote/XNYS:NKE" xlink:type="simple">NKE</text:a></text:p>
          </table:table-cell>
          <table:table-cell table:style-name="ce1" office:value-type="string" calcext:value-type="string">
            <text:p><text:a xlink:href="https://www.nyse.com/quote/XNYS:NI" xlink:type="simple">NI</text:a></text:p>
          </table:table-cell>
          <table:table-cell table:style-name="ce1" office:value-type="string" calcext:value-type="string">
            <text:p><text:a xlink:href="http://www.nasdaq.com/symbol/ndsn" xlink:type="simple">NDSN</text:a></text:p>
          </table:table-cell>
          <table:table-cell table:style-name="ce1" office:value-type="string" calcext:value-type="string">
            <text:p><text:a xlink:href="https://www.nyse.com/quote/XNYS:NSC" xlink:type="simple">NSC</text:a></text:p>
          </table:table-cell>
          <table:table-cell table:style-name="ce1" office:value-type="string" calcext:value-type="string">
            <text:p><text:a xlink:href="http://www.nasdaq.com/symbol/ntrs" xlink:type="simple">NTRS</text:a></text:p>
          </table:table-cell>
          <table:table-cell table:style-name="ce1" office:value-type="string" calcext:value-type="string">
            <text:p><text:a xlink:href="https://www.nyse.com/quote/XNYS:NOC" xlink:type="simple">NOC</text:a></text:p>
          </table:table-cell>
          <table:table-cell table:style-name="ce1" office:value-type="string" calcext:value-type="string">
            <text:p><text:a xlink:href="https://www.nyse.com/quote/XNYS:NCLH" xlink:type="simple">NCLH</text:a></text:p>
          </table:table-cell>
          <table:table-cell table:style-name="ce1" office:value-type="string" calcext:value-type="string">
            <text:p><text:a xlink:href="https://www.nyse.com/quote/XNYS:NRG" xlink:type="simple">NRG</text:a></text:p>
          </table:table-cell>
          <table:table-cell table:style-name="ce1" office:value-type="string" calcext:value-type="string">
            <text:p><text:a xlink:href="https://www.nyse.com/quote/XNYS:NUE" xlink:type="simple">NUE</text:a></text:p>
          </table:table-cell>
          <table:table-cell table:style-name="ce1" office:value-type="string" calcext:value-type="string">
            <text:p><text:a xlink:href="http://www.nasdaq.com/symbol/nvda" xlink:type="simple">NVDA</text:a></text:p>
          </table:table-cell>
          <table:table-cell table:style-name="ce1" office:value-type="string" calcext:value-type="string">
            <text:p><text:a xlink:href="https://www.nyse.com/quote/XNYS:NVR" xlink:type="simple">NVR</text:a></text:p>
          </table:table-cell>
          <table:table-cell table:style-name="ce1" office:value-type="string" calcext:value-type="string">
            <text:p><text:a xlink:href="http://www.nasdaq.com/symbol/nxpi" xlink:type="simple">NXPI</text:a></text:p>
          </table:table-cell>
          <table:table-cell table:style-name="ce1" office:value-type="string" calcext:value-type="string">
            <text:p><text:a xlink:href="http://www.nasdaq.com/symbol/orly" xlink:type="simple">ORLY</text:a></text:p>
          </table:table-cell>
          <table:table-cell table:style-name="ce1" office:value-type="string" calcext:value-type="string">
            <text:p><text:a xlink:href="https://www.nyse.com/quote/XNYS:OXY" xlink:type="simple">OXY</text:a></text:p>
          </table:table-cell>
          <table:table-cell table:style-name="ce1" office:value-type="string" calcext:value-type="string">
            <text:p><text:a xlink:href="http://www.nasdaq.com/symbol/odfl" xlink:type="simple">ODFL</text:a></text:p>
          </table:table-cell>
          <table:table-cell table:style-name="ce1" office:value-type="string" calcext:value-type="string">
            <text:p><text:a xlink:href="https://www.nyse.com/quote/XNYS:OMC" xlink:type="simple">OMC</text:a></text:p>
          </table:table-cell>
          <table:table-cell table:style-name="ce1" office:value-type="string" calcext:value-type="string">
            <text:p><text:a xlink:href="http://www.nasdaq.com/symbol/on" xlink:type="simple">ON</text:a></text:p>
          </table:table-cell>
          <table:table-cell table:style-name="ce1" office:value-type="string" calcext:value-type="string">
            <text:p><text:a xlink:href="https://www.nyse.com/quote/XNYS:OKE" xlink:type="simple">OKE</text:a></text:p>
          </table:table-cell>
          <table:table-cell table:style-name="ce1" office:value-type="string" calcext:value-type="string">
            <text:p><text:a xlink:href="https://www.nyse.com/quote/XNYS:ORCL" xlink:type="simple">ORCL</text:a></text:p>
          </table:table-cell>
          <table:table-cell table:style-name="ce1" office:value-type="string" calcext:value-type="string">
            <text:p><text:a xlink:href="https://www.nyse.com/quote/XNYS:OGN" xlink:type="simple">OGN</text:a></text:p>
          </table:table-cell>
          <table:table-cell table:style-name="ce1" office:value-type="string" calcext:value-type="string">
            <text:p><text:a xlink:href="https://www.nyse.com/quote/XNYS:OTIS" xlink:type="simple">OTIS</text:a></text:p>
          </table:table-cell>
          <table:table-cell table:style-name="ce1" office:value-type="string" calcext:value-type="string">
            <text:p><text:a xlink:href="http://www.nasdaq.com/symbol/pcar" xlink:type="simple">PCAR</text:a></text:p>
          </table:table-cell>
          <table:table-cell table:style-name="ce1" office:value-type="string" calcext:value-type="string">
            <text:p><text:a xlink:href="https://www.nyse.com/quote/XNYS:PKG" xlink:type="simple">PKG</text:a></text:p>
          </table:table-cell>
          <table:table-cell table:style-name="ce1" office:value-type="string" calcext:value-type="string">
            <text:p><text:a xlink:href="http://www.nasdaq.com/symbol/para" xlink:type="simple">PARA</text:a></text:p>
          </table:table-cell>
          <table:table-cell table:style-name="ce1" office:value-type="string" calcext:value-type="string">
            <text:p><text:a xlink:href="https://www.nyse.com/quote/XNYS:PH" xlink:type="simple">PH</text:a></text:p>
          </table:table-cell>
          <table:table-cell table:style-name="ce1" office:value-type="string" calcext:value-type="string">
            <text:p><text:a xlink:href="http://www.nasdaq.com/symbol/payx" xlink:type="simple">PAYX</text:a></text:p>
          </table:table-cell>
          <table:table-cell table:style-name="ce1" office:value-type="string" calcext:value-type="string">
            <text:p><text:a xlink:href="https://www.nyse.com/quote/XNYS:PAYC" xlink:type="simple">PAYC</text:a></text:p>
          </table:table-cell>
          <table:table-cell table:style-name="ce1" office:value-type="string" calcext:value-type="string">
            <text:p><text:a xlink:href="http://www.nasdaq.com/symbol/pypl" xlink:type="simple">PYPL</text:a></text:p>
          </table:table-cell>
          <table:table-cell table:style-name="ce1" office:value-type="string" calcext:value-type="string">
            <text:p><text:a xlink:href="https://www.nyse.com/quote/XNYS:PNR" xlink:type="simple">PNR</text:a></text:p>
          </table:table-cell>
          <table:table-cell table:style-name="ce1" office:value-type="string" calcext:value-type="string">
            <text:p><text:a xlink:href="http://www.nasdaq.com/symbol/pep" xlink:type="simple">PEP</text:a></text:p>
          </table:table-cell>
          <table:table-cell table:style-name="ce1" office:value-type="string" calcext:value-type="string">
            <text:p><text:a xlink:href="https://www.nyse.com/quote/XNYS:PKI" xlink:type="simple">PKI</text:a></text:p>
          </table:table-cell>
          <table:table-cell table:style-name="ce1" office:value-type="string" calcext:value-type="string">
            <text:p><text:a xlink:href="https://www.nyse.com/quote/XNYS:PFE" xlink:type="simple">PFE</text:a></text:p>
          </table:table-cell>
          <table:table-cell table:style-name="ce1" office:value-type="string" calcext:value-type="string">
            <text:p><text:a xlink:href="https://www.nyse.com/quote/XNYS:PCG" xlink:type="simple">PCG</text:a></text:p>
          </table:table-cell>
          <table:table-cell table:style-name="ce1" office:value-type="string" calcext:value-type="string">
            <text:p><text:a xlink:href="https://www.nyse.com/quote/XNYS:PM" xlink:type="simple">PM</text:a></text:p>
          </table:table-cell>
          <table:table-cell table:style-name="ce1" office:value-type="string" calcext:value-type="string">
            <text:p><text:a xlink:href="https://www.nyse.com/quote/XNYS:PSX" xlink:type="simple">PSX</text:a></text:p>
          </table:table-cell>
          <table:table-cell table:style-name="ce1" office:value-type="string" calcext:value-type="string">
            <text:p><text:a xlink:href="https://www.nyse.com/quote/XNYS:PNW" xlink:type="simple">PNW</text:a></text:p>
          </table:table-cell>
          <table:table-cell table:style-name="ce1" office:value-type="string" calcext:value-type="string">
            <text:p><text:a xlink:href="https://www.nyse.com/quote/XNYS:PXD" xlink:type="simple">PXD</text:a></text:p>
          </table:table-cell>
          <table:table-cell table:style-name="ce1" office:value-type="string" calcext:value-type="string">
            <text:p><text:a xlink:href="https://www.nyse.com/quote/XNYS:PNC" xlink:type="simple">PNC</text:a></text:p>
          </table:table-cell>
          <table:table-cell table:style-name="ce1" office:value-type="string" calcext:value-type="string">
            <text:p><text:a xlink:href="http://www.nasdaq.com/symbol/pool" xlink:type="simple">POOL</text:a></text:p>
          </table:table-cell>
          <table:table-cell table:style-name="ce1" office:value-type="string" calcext:value-type="string">
            <text:p><text:a xlink:href="https://www.nyse.com/quote/XNYS:PPG" xlink:type="simple">PPG</text:a></text:p>
          </table:table-cell>
          <table:table-cell table:style-name="ce1" office:value-type="string" calcext:value-type="string">
            <text:p><text:a xlink:href="https://www.nyse.com/quote/XNYS:PPL" xlink:type="simple">PPL</text:a></text:p>
          </table:table-cell>
          <table:table-cell table:style-name="ce1" office:value-type="string" calcext:value-type="string">
            <text:p><text:a xlink:href="http://www.nasdaq.com/symbol/pfg" xlink:type="simple">PFG</text:a></text:p>
          </table:table-cell>
          <table:table-cell table:style-name="ce1" office:value-type="string" calcext:value-type="string">
            <text:p><text:a xlink:href="https://www.nyse.com/quote/XNYS:PG" xlink:type="simple">PG</text:a></text:p>
          </table:table-cell>
          <table:table-cell table:style-name="ce1" office:value-type="string" calcext:value-type="string">
            <text:p><text:a xlink:href="https://www.nyse.com/quote/XNYS:PGR" xlink:type="simple">PGR</text:a></text:p>
          </table:table-cell>
          <table:table-cell table:style-name="ce1" office:value-type="string" calcext:value-type="string">
            <text:p><text:a xlink:href="https://www.nyse.com/quote/XNYS:PLD" xlink:type="simple">PLD</text:a></text:p>
          </table:table-cell>
          <table:table-cell table:style-name="ce1" office:value-type="string" calcext:value-type="string">
            <text:p><text:a xlink:href="https://www.nyse.com/quote/XNYS:PRU" xlink:type="simple">PRU</text:a></text:p>
          </table:table-cell>
          <table:table-cell table:style-name="ce1" office:value-type="string" calcext:value-type="string">
            <text:p><text:a xlink:href="https://www.nyse.com/quote/XNYS:PEG" xlink:type="simple">PEG</text:a></text:p>
          </table:table-cell>
          <table:table-cell table:style-name="ce1" office:value-type="string" calcext:value-type="string">
            <text:p><text:a xlink:href="http://www.nasdaq.com/symbol/ptc" xlink:type="simple">PTC</text:a></text:p>
          </table:table-cell>
          <table:table-cell table:style-name="ce1" office:value-type="string" calcext:value-type="string">
            <text:p><text:a xlink:href="https://www.nyse.com/quote/XNYS:PSA" xlink:type="simple">PSA</text:a></text:p>
          </table:table-cell>
          <table:table-cell table:style-name="ce1" office:value-type="string" calcext:value-type="string">
            <text:p><text:a xlink:href="https://www.nyse.com/quote/XNYS:PHM" xlink:type="simple">PHM</text:a></text:p>
          </table:table-cell>
          <table:table-cell table:style-name="ce1" office:value-type="string" calcext:value-type="string">
            <text:p><text:a xlink:href="http://www.nasdaq.com/symbol/qrvo" xlink:type="simple">QRVO</text:a></text:p>
          </table:table-cell>
          <table:table-cell table:style-name="ce1" office:value-type="string" calcext:value-type="string">
            <text:p><text:a xlink:href="https://www.nyse.com/quote/XNYS:PWR" xlink:type="simple">PWR</text:a></text:p>
          </table:table-cell>
          <table:table-cell table:style-name="ce1" office:value-type="string" calcext:value-type="string">
            <text:p><text:a xlink:href="http://www.nasdaq.com/symbol/qcom" xlink:type="simple">QCOM</text:a></text:p>
          </table:table-cell>
          <table:table-cell table:style-name="ce1" office:value-type="string" calcext:value-type="string">
            <text:p><text:a xlink:href="https://www.nyse.com/quote/XNYS:DGX" xlink:type="simple">DGX</text:a></text:p>
          </table:table-cell>
          <table:table-cell table:style-name="ce1" office:value-type="string" calcext:value-type="string">
            <text:p><text:a xlink:href="https://www.nyse.com/quote/XNYS:RL" xlink:type="simple">RL</text:a></text:p>
          </table:table-cell>
          <table:table-cell table:style-name="ce1" office:value-type="string" calcext:value-type="string">
            <text:p><text:a xlink:href="https://www.nyse.com/quote/XNYS:RJF" xlink:type="simple">RJF</text:a></text:p>
          </table:table-cell>
          <table:table-cell table:style-name="ce1" office:value-type="string" calcext:value-type="string">
            <text:p><text:a xlink:href="https://www.nyse.com/quote/XNYS:RTX" xlink:type="simple">RTX</text:a></text:p>
          </table:table-cell>
          <table:table-cell table:style-name="ce1" office:value-type="string" calcext:value-type="string">
            <text:p><text:a xlink:href="https://www.nyse.com/quote/XNYS:O" xlink:type="simple">O</text:a></text:p>
          </table:table-cell>
          <table:table-cell table:style-name="ce1" office:value-type="string" calcext:value-type="string">
            <text:p><text:a xlink:href="http://www.nasdaq.com/symbol/reg" xlink:type="simple">REG</text:a></text:p>
          </table:table-cell>
          <table:table-cell table:style-name="ce1" office:value-type="string" calcext:value-type="string">
            <text:p><text:a xlink:href="http://www.nasdaq.com/symbol/regn" xlink:type="simple">REGN</text:a></text:p>
          </table:table-cell>
          <table:table-cell table:style-name="ce1" office:value-type="string" calcext:value-type="string">
            <text:p><text:a xlink:href="https://www.nyse.com/quote/XNYS:RF" xlink:type="simple">RF</text:a></text:p>
          </table:table-cell>
          <table:table-cell table:style-name="ce1" office:value-type="string" calcext:value-type="string">
            <text:p><text:a xlink:href="https://www.nyse.com/quote/XNYS:RSG" xlink:type="simple">RSG</text:a></text:p>
          </table:table-cell>
          <table:table-cell table:style-name="ce1" office:value-type="string" calcext:value-type="string">
            <text:p><text:a xlink:href="https://www.nyse.com/quote/XNYS:RMD" xlink:type="simple">RMD</text:a></text:p>
          </table:table-cell>
          <table:table-cell table:style-name="ce1" office:value-type="string" calcext:value-type="string">
            <text:p><text:a xlink:href="https://www.nyse.com/quote/XNYS:RHI" xlink:type="simple">RHI</text:a></text:p>
          </table:table-cell>
          <table:table-cell table:style-name="ce1" office:value-type="string" calcext:value-type="string">
            <text:p><text:a xlink:href="https://www.nyse.com/quote/XNYS:ROK" xlink:type="simple">ROK</text:a></text:p>
          </table:table-cell>
          <table:table-cell table:style-name="ce1" office:value-type="string" calcext:value-type="string">
            <text:p><text:a xlink:href="https://www.nyse.com/quote/XNYS:ROL" xlink:type="simple">ROL</text:a></text:p>
          </table:table-cell>
          <table:table-cell table:style-name="ce1" office:value-type="string" calcext:value-type="string">
            <text:p><text:a xlink:href="https://www.nyse.com/quote/XNYS:ROP" xlink:type="simple">ROP</text:a></text:p>
          </table:table-cell>
          <table:table-cell table:style-name="ce1" office:value-type="string" calcext:value-type="string">
            <text:p><text:a xlink:href="http://www.nasdaq.com/symbol/rost" xlink:type="simple">ROST</text:a></text:p>
          </table:table-cell>
          <table:table-cell table:style-name="ce1" office:value-type="string" calcext:value-type="string">
            <text:p><text:a xlink:href="https://www.nyse.com/quote/XNYS:RCL" xlink:type="simple">RCL</text:a></text:p>
          </table:table-cell>
          <table:table-cell table:style-name="ce1" office:value-type="string" calcext:value-type="string">
            <text:p><text:a xlink:href="https://www.nyse.com/quote/XNYS:SPGI" xlink:type="simple">SPGI</text:a></text:p>
          </table:table-cell>
          <table:table-cell table:style-name="ce1" office:value-type="string" calcext:value-type="string">
            <text:p><text:a xlink:href="https://www.nyse.com/quote/XNYS:CRM" xlink:type="simple">CRM</text:a></text:p>
          </table:table-cell>
          <table:table-cell table:style-name="ce1" office:value-type="string" calcext:value-type="string">
            <text:p><text:a xlink:href="http://www.nasdaq.com/symbol/sbac" xlink:type="simple">SBAC</text:a></text:p>
          </table:table-cell>
          <table:table-cell table:style-name="ce1" office:value-type="string" calcext:value-type="string">
            <text:p><text:a xlink:href="https://www.nyse.com/quote/XNYS:SLB" xlink:type="simple">SLB</text:a></text:p>
          </table:table-cell>
          <table:table-cell table:style-name="ce1" office:value-type="string" calcext:value-type="string">
            <text:p><text:a xlink:href="http://www.nasdaq.com/symbol/stx" xlink:type="simple">STX</text:a></text:p>
          </table:table-cell>
          <table:table-cell table:style-name="ce1" office:value-type="string" calcext:value-type="string">
            <text:p><text:a xlink:href="https://www.nyse.com/quote/XNYS:SEE" xlink:type="simple">SEE</text:a></text:p>
          </table:table-cell>
          <table:table-cell table:style-name="ce1" office:value-type="string" calcext:value-type="string">
            <text:p><text:a xlink:href="https://www.nyse.com/quote/XNYS:SRE" xlink:type="simple">SRE</text:a></text:p>
          </table:table-cell>
          <table:table-cell table:style-name="ce1" office:value-type="string" calcext:value-type="string">
            <text:p><text:a xlink:href="https://www.nyse.com/quote/XNYS:NOW" xlink:type="simple">NOW</text:a></text:p>
          </table:table-cell>
          <table:table-cell table:style-name="ce1" office:value-type="string" calcext:value-type="string">
            <text:p><text:a xlink:href="https://www.nyse.com/quote/XNYS:SHW" xlink:type="simple">SHW</text:a></text:p>
          </table:table-cell>
          <table:table-cell table:style-name="ce1" office:value-type="string" calcext:value-type="string">
            <text:p><text:a xlink:href="https://www.nyse.com/quote/XNYS:SPG" xlink:type="simple">SPG</text:a></text:p>
          </table:table-cell>
          <table:table-cell table:style-name="ce1" office:value-type="string" calcext:value-type="string">
            <text:p><text:a xlink:href="http://www.nasdaq.com/symbol/swks" xlink:type="simple">SWKS</text:a></text:p>
          </table:table-cell>
          <table:table-cell table:style-name="ce1" office:value-type="string" calcext:value-type="string">
            <text:p><text:a xlink:href="https://www.nyse.com/quote/XNYS:SJM" xlink:type="simple">SJM</text:a></text:p>
          </table:table-cell>
          <table:table-cell table:style-name="ce1" office:value-type="string" calcext:value-type="string">
            <text:p><text:a xlink:href="https://www.nyse.com/quote/XNYS:SNA" xlink:type="simple">SNA</text:a></text:p>
          </table:table-cell>
          <table:table-cell table:style-name="ce1" office:value-type="string" calcext:value-type="string">
            <text:p><text:a xlink:href="http://www.nasdaq.com/symbol/sedg" xlink:type="simple">SEDG</text:a></text:p>
          </table:table-cell>
          <table:table-cell table:style-name="ce1" office:value-type="string" calcext:value-type="string">
            <text:p><text:a xlink:href="https://www.nyse.com/quote/XNYS:SO" xlink:type="simple">SO</text:a></text:p>
          </table:table-cell>
          <table:table-cell table:style-name="ce1" office:value-type="string" calcext:value-type="string">
            <text:p><text:a xlink:href="https://www.nyse.com/quote/XNYS:LUV" xlink:type="simple">LUV</text:a></text:p>
          </table:table-cell>
          <table:table-cell table:style-name="ce1" office:value-type="string" calcext:value-type="string">
            <text:p><text:a xlink:href="https://www.nyse.com/quote/XNYS:SWK" xlink:type="simple">SWK</text:a></text:p>
          </table:table-cell>
          <table:table-cell table:style-name="ce1" office:value-type="string" calcext:value-type="string">
            <text:p><text:a xlink:href="http://www.nasdaq.com/symbol/sbux" xlink:type="simple">SBUX</text:a></text:p>
          </table:table-cell>
          <table:table-cell table:style-name="ce1" office:value-type="string" calcext:value-type="string">
            <text:p><text:a xlink:href="https://www.nyse.com/quote/XNYS:STT" xlink:type="simple">STT</text:a></text:p>
          </table:table-cell>
          <table:table-cell table:style-name="ce1" office:value-type="string" calcext:value-type="string">
            <text:p><text:a xlink:href="http://www.nasdaq.com/symbol/stld" xlink:type="simple">STLD</text:a></text:p>
          </table:table-cell>
          <table:table-cell table:style-name="ce1" office:value-type="string" calcext:value-type="string">
            <text:p><text:a xlink:href="https://www.nyse.com/quote/XNYS:STE" xlink:type="simple">STE</text:a></text:p>
          </table:table-cell>
          <table:table-cell table:style-name="ce1" office:value-type="string" calcext:value-type="string">
            <text:p><text:a xlink:href="https://www.nyse.com/quote/XNYS:SYK" xlink:type="simple">SYK</text:a></text:p>
          </table:table-cell>
          <table:table-cell table:style-name="ce1" office:value-type="string" calcext:value-type="string">
            <text:p><text:a xlink:href="https://www.nyse.com/quote/XNYS:SYF" xlink:type="simple">SYF</text:a></text:p>
          </table:table-cell>
          <table:table-cell table:style-name="ce1" office:value-type="string" calcext:value-type="string">
            <text:p><text:a xlink:href="http://www.nasdaq.com/symbol/snps" xlink:type="simple">SNPS</text:a></text:p>
          </table:table-cell>
          <table:table-cell table:style-name="ce1" office:value-type="string" calcext:value-type="string">
            <text:p><text:a xlink:href="https://www.nyse.com/quote/XNYS:SYY" xlink:type="simple">SYY</text:a></text:p>
          </table:table-cell>
          <table:table-cell table:style-name="ce1" office:value-type="string" calcext:value-type="string">
            <text:p><text:a xlink:href="http://www.nasdaq.com/symbol/tmus" xlink:type="simple">TMUS</text:a></text:p>
          </table:table-cell>
          <table:table-cell table:style-name="ce1" office:value-type="string" calcext:value-type="string">
            <text:p><text:a xlink:href="http://www.nasdaq.com/symbol/trow" xlink:type="simple">TROW</text:a></text:p>
          </table:table-cell>
          <table:table-cell table:style-name="ce1" office:value-type="string" calcext:value-type="string">
            <text:p><text:a xlink:href="http://www.nasdaq.com/symbol/ttwo" xlink:type="simple">TTWO</text:a></text:p>
          </table:table-cell>
          <table:table-cell table:style-name="ce1" office:value-type="string" calcext:value-type="string">
            <text:p><text:a xlink:href="https://www.nyse.com/quote/XNYS:TPR" xlink:type="simple">TPR</text:a></text:p>
          </table:table-cell>
          <table:table-cell table:style-name="ce1" office:value-type="string" calcext:value-type="string">
            <text:p><text:a xlink:href="https://www.nyse.com/quote/XNYS:TRGP" xlink:type="simple">TRGP</text:a></text:p>
          </table:table-cell>
          <table:table-cell table:style-name="ce1" office:value-type="string" calcext:value-type="string">
            <text:p><text:a xlink:href="https://www.nyse.com/quote/XNYS:TGT" xlink:type="simple">TGT</text:a></text:p>
          </table:table-cell>
          <table:table-cell table:style-name="ce1" office:value-type="string" calcext:value-type="string">
            <text:p><text:a xlink:href="https://www.nyse.com/quote/XNYS:TEL" xlink:type="simple">TEL</text:a></text:p>
          </table:table-cell>
          <table:table-cell table:style-name="ce1" office:value-type="string" calcext:value-type="string">
            <text:p><text:a xlink:href="https://www.nyse.com/quote/XNYS:TDY" xlink:type="simple">TDY</text:a></text:p>
          </table:table-cell>
          <table:table-cell table:style-name="ce1" office:value-type="string" calcext:value-type="string">
            <text:p><text:a xlink:href="https://www.nyse.com/quote/XNYS:TFX" xlink:type="simple">TFX</text:a></text:p>
          </table:table-cell>
          <table:table-cell table:style-name="ce1" office:value-type="string" calcext:value-type="string">
            <text:p><text:a xlink:href="http://www.nasdaq.com/symbol/ter" xlink:type="simple">TER</text:a></text:p>
          </table:table-cell>
          <table:table-cell table:style-name="ce1" office:value-type="string" calcext:value-type="string">
            <text:p><text:a xlink:href="http://www.nasdaq.com/symbol/tsla" xlink:type="simple">TSLA</text:a></text:p>
          </table:table-cell>
          <table:table-cell table:style-name="ce1" office:value-type="string" calcext:value-type="string">
            <text:p><text:a xlink:href="http://www.nasdaq.com/symbol/txn" xlink:type="simple">TXN</text:a></text:p>
          </table:table-cell>
          <table:table-cell table:style-name="ce1" office:value-type="string" calcext:value-type="string">
            <text:p><text:a xlink:href="https://www.nyse.com/quote/XNYS:TXT" xlink:type="simple">TXT</text:a></text:p>
          </table:table-cell>
          <table:table-cell table:style-name="ce1" office:value-type="string" calcext:value-type="string">
            <text:p><text:a xlink:href="https://www.nyse.com/quote/XNYS:TMO" xlink:type="simple">TMO</text:a></text:p>
          </table:table-cell>
          <table:table-cell table:style-name="ce1" office:value-type="string" calcext:value-type="string">
            <text:p><text:a xlink:href="https://www.nyse.com/quote/XNYS:TJX" xlink:type="simple">TJX</text:a></text:p>
          </table:table-cell>
          <table:table-cell table:style-name="ce1" office:value-type="string" calcext:value-type="string">
            <text:p><text:a xlink:href="http://www.nasdaq.com/symbol/tsco" xlink:type="simple">TSCO</text:a></text:p>
          </table:table-cell>
          <table:table-cell table:style-name="ce1" office:value-type="string" calcext:value-type="string">
            <text:p><text:a xlink:href="https://www.nyse.com/quote/XNYS:TT" xlink:type="simple">TT</text:a></text:p>
          </table:table-cell>
          <table:table-cell table:style-name="ce1" office:value-type="string" calcext:value-type="string">
            <text:p><text:a xlink:href="https://www.nyse.com/quote/XNYS:TDG" xlink:type="simple">TDG</text:a></text:p>
          </table:table-cell>
          <table:table-cell table:style-name="ce1" office:value-type="string" calcext:value-type="string">
            <text:p><text:a xlink:href="https://www.nyse.com/quote/XNYS:TRV" xlink:type="simple">TRV</text:a></text:p>
          </table:table-cell>
          <table:table-cell table:style-name="ce1" office:value-type="string" calcext:value-type="string">
            <text:p><text:a xlink:href="http://www.nasdaq.com/symbol/trmb" xlink:type="simple">TRMB</text:a></text:p>
          </table:table-cell>
          <table:table-cell table:style-name="ce1" office:value-type="string" calcext:value-type="string">
            <text:p><text:a xlink:href="https://www.nyse.com/quote/XNYS:TFC" xlink:type="simple">TFC</text:a></text:p>
          </table:table-cell>
          <table:table-cell table:style-name="ce1" office:value-type="string" calcext:value-type="string">
            <text:p><text:a xlink:href="https://www.nyse.com/quote/XNYS:TYL" xlink:type="simple">TYL</text:a></text:p>
          </table:table-cell>
          <table:table-cell table:style-name="ce1" office:value-type="string" calcext:value-type="string">
            <text:p><text:a xlink:href="https://www.nyse.com/quote/XNYS:TSN" xlink:type="simple">TSN</text:a></text:p>
          </table:table-cell>
          <table:table-cell table:style-name="ce1" office:value-type="string" calcext:value-type="string">
            <text:p><text:a xlink:href="https://www.nyse.com/quote/XNYS:USB" xlink:type="simple">USB</text:a></text:p>
          </table:table-cell>
          <table:table-cell table:style-name="ce1" office:value-type="string" calcext:value-type="string">
            <text:p><text:a xlink:href="https://www.nyse.com/quote/XNYS:UDR" xlink:type="simple">UDR</text:a></text:p>
          </table:table-cell>
          <table:table-cell table:style-name="ce1" office:value-type="string" calcext:value-type="string">
            <text:p><text:a xlink:href="http://www.nasdaq.com/symbol/ulta" xlink:type="simple">ULTA</text:a></text:p>
          </table:table-cell>
          <table:table-cell table:style-name="ce1" office:value-type="string" calcext:value-type="string">
            <text:p><text:a xlink:href="https://www.nyse.com/quote/XNYS:UNP" xlink:type="simple">UNP</text:a></text:p>
          </table:table-cell>
          <table:table-cell table:style-name="ce1" office:value-type="string" calcext:value-type="string">
            <text:p><text:a xlink:href="http://www.nasdaq.com/symbol/ual" xlink:type="simple">UAL</text:a></text:p>
          </table:table-cell>
          <table:table-cell table:style-name="ce1" office:value-type="string" calcext:value-type="string">
            <text:p><text:a xlink:href="https://www.nyse.com/quote/XNYS:UPS" xlink:type="simple">UPS</text:a></text:p>
          </table:table-cell>
          <table:table-cell table:style-name="ce1" office:value-type="string" calcext:value-type="string">
            <text:p><text:a xlink:href="https://www.nyse.com/quote/XNYS:URI" xlink:type="simple">URI</text:a></text:p>
          </table:table-cell>
          <table:table-cell table:style-name="ce1" office:value-type="string" calcext:value-type="string">
            <text:p><text:a xlink:href="https://www.nyse.com/quote/XNYS:UNH" xlink:type="simple">UNH</text:a></text:p>
          </table:table-cell>
          <table:table-cell table:style-name="ce1" office:value-type="string" calcext:value-type="string">
            <text:p><text:a xlink:href="https://www.nyse.com/quote/XNYS:UHS" xlink:type="simple">UHS</text:a></text:p>
          </table:table-cell>
          <table:table-cell table:style-name="ce1" office:value-type="string" calcext:value-type="string">
            <text:p><text:a xlink:href="https://www.nyse.com/quote/XNYS:VLO" xlink:type="simple">VLO</text:a></text:p>
          </table:table-cell>
          <table:table-cell table:style-name="ce1" office:value-type="string" calcext:value-type="string">
            <text:p><text:a xlink:href="https://www.nyse.com/quote/XNYS:VTR" xlink:type="simple">VTR</text:a></text:p>
          </table:table-cell>
          <table:table-cell table:style-name="ce1" office:value-type="string" calcext:value-type="string">
            <text:p><text:a xlink:href="http://www.nasdaq.com/symbol/vrsn" xlink:type="simple">VRSN</text:a></text:p>
          </table:table-cell>
          <table:table-cell table:style-name="ce1" office:value-type="string" calcext:value-type="string">
            <text:p><text:a xlink:href="http://www.nasdaq.com/symbol/vrsk" xlink:type="simple">VRSK</text:a></text:p>
          </table:table-cell>
          <table:table-cell table:style-name="ce1" office:value-type="string" calcext:value-type="string">
            <text:p><text:a xlink:href="https://www.nyse.com/quote/XNYS:VZ" xlink:type="simple">VZ</text:a></text:p>
          </table:table-cell>
          <table:table-cell table:style-name="ce1" office:value-type="string" calcext:value-type="string">
            <text:p><text:a xlink:href="http://www.nasdaq.com/symbol/vrtx" xlink:type="simple">VRTX</text:a></text:p>
          </table:table-cell>
          <table:table-cell table:style-name="ce1" office:value-type="string" calcext:value-type="string">
            <text:p><text:a xlink:href="https://www.nyse.com/quote/XNYS:VFC" xlink:type="simple">VFC</text:a></text:p>
          </table:table-cell>
          <table:table-cell table:style-name="ce1" office:value-type="string" calcext:value-type="string">
            <text:p><text:a xlink:href="http://www.nasdaq.com/symbol/vtrs" xlink:type="simple">VTRS</text:a></text:p>
          </table:table-cell>
          <table:table-cell table:style-name="ce1" office:value-type="string" calcext:value-type="string">
            <text:p><text:a xlink:href="https://www.nyse.com/quote/XNYS:VICI" xlink:type="simple">VICI</text:a></text:p>
          </table:table-cell>
          <table:table-cell table:style-name="ce1" office:value-type="string" calcext:value-type="string">
            <text:p><text:a xlink:href="https://www.nyse.com/quote/XNYS:V" xlink:type="simple">V</text:a></text:p>
          </table:table-cell>
          <table:table-cell table:style-name="ce1" office:value-type="string" calcext:value-type="string">
            <text:p><text:a xlink:href="https://www.nyse.com/quote/XNYS:VMC" xlink:type="simple">VMC</text:a></text:p>
          </table:table-cell>
          <table:table-cell table:style-name="ce1" office:value-type="string" calcext:value-type="string">
            <text:p><text:a xlink:href="https://www.nyse.com/quote/XNYS:WAB" xlink:type="simple">WAB</text:a></text:p>
          </table:table-cell>
          <table:table-cell table:style-name="ce1" office:value-type="string" calcext:value-type="string">
            <text:p><text:a xlink:href="http://www.nasdaq.com/symbol/wba" xlink:type="simple">WBA</text:a></text:p>
          </table:table-cell>
          <table:table-cell table:style-name="ce1" office:value-type="string" calcext:value-type="string">
            <text:p><text:a xlink:href="https://www.nyse.com/quote/XNYS:WMT" xlink:type="simple">WMT</text:a></text:p>
          </table:table-cell>
          <table:table-cell table:style-name="ce1" office:value-type="string" calcext:value-type="string">
            <text:p><text:a xlink:href="http://www.nasdaq.com/symbol/wbd" xlink:type="simple">WBD</text:a></text:p>
          </table:table-cell>
          <table:table-cell table:style-name="ce1" office:value-type="string" calcext:value-type="string">
            <text:p><text:a xlink:href="https://www.nyse.com/quote/XNYS:WM" xlink:type="simple">WM</text:a></text:p>
          </table:table-cell>
          <table:table-cell table:style-name="ce1" office:value-type="string" calcext:value-type="string">
            <text:p><text:a xlink:href="https://www.nyse.com/quote/XNYS:WAT" xlink:type="simple">WAT</text:a></text:p>
          </table:table-cell>
          <table:table-cell table:style-name="ce1" office:value-type="string" calcext:value-type="string">
            <text:p><text:a xlink:href="https://www.nyse.com/quote/XNYS:WEC" xlink:type="simple">WEC</text:a></text:p>
          </table:table-cell>
          <table:table-cell table:style-name="ce1" office:value-type="string" calcext:value-type="string">
            <text:p><text:a xlink:href="https://www.nyse.com/quote/XNYS:WFC" xlink:type="simple">WFC</text:a></text:p>
          </table:table-cell>
          <table:table-cell table:style-name="ce1" office:value-type="string" calcext:value-type="string">
            <text:p><text:a xlink:href="https://www.nyse.com/quote/XNYS:WELL" xlink:type="simple">WELL</text:a></text:p>
          </table:table-cell>
          <table:table-cell table:style-name="ce1" office:value-type="string" calcext:value-type="string">
            <text:p><text:a xlink:href="https://www.nyse.com/quote/XNYS:WST" xlink:type="simple">WST</text:a></text:p>
          </table:table-cell>
          <table:table-cell table:style-name="ce1" office:value-type="string" calcext:value-type="string">
            <text:p><text:a xlink:href="http://www.nasdaq.com/symbol/wdc" xlink:type="simple">WDC</text:a></text:p>
          </table:table-cell>
          <table:table-cell table:style-name="ce1" office:value-type="string" calcext:value-type="string">
            <text:p><text:a xlink:href="https://www.nyse.com/quote/XNYS:WRK" xlink:type="simple">WRK</text:a></text:p>
          </table:table-cell>
          <table:table-cell table:style-name="ce1" office:value-type="string" calcext:value-type="string">
            <text:p><text:a xlink:href="https://www.nyse.com/quote/XNYS:WY" xlink:type="simple">WY</text:a></text:p>
          </table:table-cell>
          <table:table-cell table:style-name="ce1" office:value-type="string" calcext:value-type="string">
            <text:p><text:a xlink:href="https://www.nyse.com/quote/XNYS:WHR" xlink:type="simple">WHR</text:a></text:p>
          </table:table-cell>
          <table:table-cell table:style-name="ce1" office:value-type="string" calcext:value-type="string">
            <text:p><text:a xlink:href="https://www.nyse.com/quote/XNYS:WMB" xlink:type="simple">WMB</text:a></text:p>
          </table:table-cell>
          <table:table-cell table:style-name="ce1" office:value-type="string" calcext:value-type="string">
            <text:p><text:a xlink:href="http://www.nasdaq.com/symbol/wtw" xlink:type="simple">WTW</text:a></text:p>
          </table:table-cell>
          <table:table-cell table:style-name="ce1" office:value-type="string" calcext:value-type="string">
            <text:p><text:a xlink:href="https://www.nyse.com/quote/XNYS:GWW" xlink:type="simple">GWW</text:a></text:p>
          </table:table-cell>
          <table:table-cell table:style-name="ce1" office:value-type="string" calcext:value-type="string">
            <text:p><text:a xlink:href="http://www.nasdaq.com/symbol/wynn" xlink:type="simple">WYNN</text:a></text:p>
          </table:table-cell>
          <table:table-cell table:style-name="ce1" office:value-type="string" calcext:value-type="string">
            <text:p><text:a xlink:href="http://www.nasdaq.com/symbol/xel" xlink:type="simple">XEL</text:a></text:p>
          </table:table-cell>
          <table:table-cell table:style-name="ce1" office:value-type="string" calcext:value-type="string">
            <text:p><text:a xlink:href="https://www.nyse.com/quote/XNYS:XYL" xlink:type="simple">XYL</text:a></text:p>
          </table:table-cell>
          <table:table-cell table:style-name="ce1" office:value-type="string" calcext:value-type="string">
            <text:p><text:a xlink:href="https://www.nyse.com/quote/XNYS:YUM" xlink:type="simple">YUM</text:a></text:p>
          </table:table-cell>
          <table:table-cell table:style-name="ce1" office:value-type="string" calcext:value-type="string">
            <text:p><text:a xlink:href="http://www.nasdaq.com/symbol/zbra" xlink:type="simple">ZBRA</text:a></text:p>
          </table:table-cell>
          <table:table-cell table:style-name="ce1" office:value-type="string" calcext:value-type="string">
            <text:p><text:a xlink:href="https://www.nyse.com/quote/XNYS:ZBH" xlink:type="simple">ZBH</text:a></text:p>
          </table:table-cell>
          <table:table-cell table:style-name="ce1" office:value-type="string" calcext:value-type="string">
            <text:p><text:a xlink:href="http://www.nasdaq.com/symbol/zion" xlink:type="simple">ZION</text:a></text:p>
          </table:table-cell>
          <table:table-cell table:style-name="ce1" office:value-type="string" calcext:value-type="string">
            <text:p><text:a xlink:href="https://www.nyse.com/quote/XNYS:ZTS" xlink:type="simple">ZTS</text:a></text:p>
          </table:table-cell>
        </table:table-row>
        <table:table-row table:style-name="ro1">
          <table:table-cell table:number-columns-repeated="503"/>
        </table:table-row>
        <table:table-row table:style-name="ro1">
          <table:table-cell table:number-columns-repeated="503"/>
        </table:table-row>
        <table:table-row table:style-name="ro1">
          <table:table-cell table:number-columns-repeated="4"/>
          <table:table-cell table:style-name="ce1"/>
          <table:table-cell table:number-columns-repeated="498"/>
        </table:table-row>
        <table:table-row table:style-name="ro1" table:number-rows-repeated="19">
          <table:table-cell table:number-columns-repeated="2"/>
          <table:table-cell table:style-name="ce1"/>
          <table:table-cell/>
          <table:table-cell table:style-name="ce1"/>
          <table:table-cell table:number-columns-repeated="498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LL" xlink:type="simple">ALL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googl" xlink:type="simple">GOOGL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goog" xlink:type="simple">GOOG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MO" xlink:type="simple">MO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amzn" xlink:type="simple">AMZN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MCR" xlink:type="simple">AMCR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amd" xlink:type="simple">AMD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EE" xlink:type="simple">AEE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aal" xlink:type="simple">AAL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://www.nasdaq.com/symbol/aep" xlink:type="simple">AEP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XP" xlink:type="simple">AXP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IG" xlink:type="simple">AIG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MT" xlink:type="simple">AMT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WK" xlink:type="simple">AWK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office:value-type="string" calcext:value-type="string">
            <text:p><text:a xlink:href="https://www.nyse.com/quote/XNYS:AMP" xlink:type="simple">AMP</text:a></text:p>
          </table:table-cell>
          <table:table-cell table:number-columns-repeated="49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<text:a xlink:href="https://www.nyse.com/quote/XNYS:ABC" xlink:type="simple">AB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ME" xlink:type="simple">AM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mgn" xlink:type="simple">AMG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PH" xlink:type="simple">AP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di" xlink:type="simple">AD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nss" xlink:type="simple">ANS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ON" xlink:type="simple">AO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pa" xlink:type="simple">AP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apl" xlink:type="simple">AAP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mat" xlink:type="simple">AMA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PTV" xlink:type="simple">APT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cgl" xlink:type="simple">ACG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NET" xlink:type="simple">ANE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JG" xlink:type="simple">AJ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IZ" xlink:type="simple">AI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" xlink:type="simple">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TO" xlink:type="simple">AT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dsk" xlink:type="simple">ADS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ZO" xlink:type="simple">AZ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VB" xlink:type="simple">AV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AVY" xlink:type="simple">AV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bkr" xlink:type="simple">BK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ALL" xlink:type="simple">BAL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AC" xlink:type="simple">BA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BWI" xlink:type="simple">BBW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AX" xlink:type="simple">BA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DX" xlink:type="simple">BD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RB" xlink:type="simple">WR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RK.B" xlink:type="simple">BRK.B</text:a> 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BY" xlink:type="simple">BB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IO" xlink:type="simple">BI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ech" xlink:type="simple">TEC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biib" xlink:type="simple">BII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LK" xlink:type="simple">BL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K" xlink:type="simple">B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A" xlink:type="simple">B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bkng" xlink:type="simple">BKN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WA" xlink:type="simple">BW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XP" xlink:type="simple">BX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SX" xlink:type="simple">BS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MY" xlink:type="simple">BM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avgo" xlink:type="simple">AVG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R" xlink:type="simple">B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RO" xlink:type="simple">BR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F.B" xlink:type="simple">BF.B</text:a> 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G" xlink:type="simple">B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hrw" xlink:type="simple">CHR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dns" xlink:type="simple">CDN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zr" xlink:type="simple">CZ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PT" xlink:type="simple">CP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PB" xlink:type="simple">CP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OF" xlink:type="simple">CO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AH" xlink:type="simple">CA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MX" xlink:type="simple">KM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CL" xlink:type="simple">CC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ARR" xlink:type="simple">CAR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TLT" xlink:type="simple">CTL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AT" xlink:type="simple">CA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markets.cboe.com/us/equities/listings/listed_products/symbols/CBOE" xlink:type="simple">CBO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BRE" xlink:type="simple">CBR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dw" xlink:type="simple">CD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E" xlink:type="simple">C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NC" xlink:type="simple">CN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NP" xlink:type="simple">CN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DAY" xlink:type="simple">CDA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F" xlink:type="simple">C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RL" xlink:type="simple">CR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CHW" xlink:type="simple">SCH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htr" xlink:type="simple">CHT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VX" xlink:type="simple">CV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MG" xlink:type="simple">CM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B" xlink:type="simple">C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HD" xlink:type="simple">CH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I" xlink:type="simple">C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inf" xlink:type="simple">CIN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tas" xlink:type="simple">CTA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sco" xlink:type="simple">CSC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" xlink:type="simple">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FG" xlink:type="simple">CF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LX" xlink:type="simple">CL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me" xlink:type="simple">CM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MS" xlink:type="simple">CM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O" xlink:type="simple">K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tsh" xlink:type="simple">CTS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L" xlink:type="simple">C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mcsa" xlink:type="simple">CMCS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MA" xlink:type="simple">CM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AG" xlink:type="simple">CA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OP" xlink:type="simple">CO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D" xlink:type="simple">E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TZ" xlink:type="simple">ST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eg" xlink:type="simple">CE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OO" xlink:type="simple">CO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prt" xlink:type="simple">CPR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LW" xlink:type="simple">GL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TVA" xlink:type="simple">CTV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sgp" xlink:type="simple">CSG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ost" xlink:type="simple">CO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TRA" xlink:type="simple">CTR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CI" xlink:type="simple">CC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csx" xlink:type="simple">CS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MI" xlink:type="simple">CM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VS" xlink:type="simple">CV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HI" xlink:type="simple">DH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HR" xlink:type="simple">DH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RI" xlink:type="simple">DR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VA" xlink:type="simple">DV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E" xlink:type="simple">D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AL" xlink:type="simple">DA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xray" xlink:type="simple">XRA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VN" xlink:type="simple">DV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dxcm" xlink:type="simple">DXC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ang" xlink:type="simple">FAN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LR" xlink:type="simple">DL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FS" xlink:type="simple">DF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dish" xlink:type="simple">DIS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IS" xlink:type="simple">DI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G" xlink:type="simple">D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dltr" xlink:type="simple">DLT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" xlink:type="simple">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PZ" xlink:type="simple">DP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OV" xlink:type="simple">DO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OW" xlink:type="simple">DO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TE" xlink:type="simple">DT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UK" xlink:type="simple">DU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D" xlink:type="simple">D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XC" xlink:type="simple">DX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MN" xlink:type="simple">EM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TN" xlink:type="simple">ET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bay" xlink:type="simple">EBA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CL" xlink:type="simple">EC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IX" xlink:type="simple">EI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W" xlink:type="simple">E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a" xlink:type="simple">E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LV" xlink:type="simple">EL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LY" xlink:type="simple">LL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MR" xlink:type="simple">EM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nph" xlink:type="simple">ENP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TR" xlink:type="simple">ET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OG" xlink:type="simple">EO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PAM" xlink:type="simple">EPA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QT" xlink:type="simple">EQ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FX" xlink:type="simple">EF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qix" xlink:type="simple">EQI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QR" xlink:type="simple">EQ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SS" xlink:type="simple">ES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L" xlink:type="simple">E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tsy" xlink:type="simple">ETS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E" xlink:type="simple">R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VRG" xlink:type="simple">EVR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S" xlink:type="simple">E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xc" xlink:type="simple">EX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xpe" xlink:type="simple">EXP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expd" xlink:type="simple">EXP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EXR" xlink:type="simple">EX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XOM" xlink:type="simple">XO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fiv" xlink:type="simple">FFI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DS" xlink:type="simple">FD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ICO" xlink:type="simple">FIC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ast" xlink:type="simple">FA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RT" xlink:type="simple">FR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DX" xlink:type="simple">FD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itb" xlink:type="simple">FIT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RC" xlink:type="simple">FR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slr" xlink:type="simple">FSL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E" xlink:type="simple">F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IS" xlink:type="simple">FI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isv" xlink:type="simple">FIS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LT" xlink:type="simple">FL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MC" xlink:type="simple">FM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" xlink:type="simple">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tnt" xlink:type="simple">FTN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TV" xlink:type="simple">FT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oxa" xlink:type="simple">FOX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fox" xlink:type="simple">FO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BEN" xlink:type="simple">BE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FCX" xlink:type="simple">FC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RMN" xlink:type="simple">GRM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T" xlink:type="simple">I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gehc" xlink:type="simple">GEH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gen" xlink:type="simple">GE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NRC" xlink:type="simple">GNR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D" xlink:type="simple">G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E" xlink:type="simple">G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IS" xlink:type="simple">GI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M" xlink:type="simple">G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PC" xlink:type="simple">GP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gild" xlink:type="simple">GIL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L" xlink:type="simple">G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PN" xlink:type="simple">GP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S" xlink:type="simple">G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AL" xlink:type="simple">HA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IG" xlink:type="simple">HI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as" xlink:type="simple">HA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CA" xlink:type="simple">HC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EAK" xlink:type="simple">PEA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sic" xlink:type="simple">HSI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SY" xlink:type="simple">HS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ES" xlink:type="simple">HE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PE" xlink:type="simple">HP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LT" xlink:type="simple">HL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olx" xlink:type="simple">HOL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D" xlink:type="simple">H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on" xlink:type="simple">HO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RL" xlink:type="simple">HR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st" xlink:type="simple">H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WM" xlink:type="simple">HW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PQ" xlink:type="simple">HPQ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UM" xlink:type="simple">HU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hban" xlink:type="simple">HBA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HII" xlink:type="simple">HI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BM" xlink:type="simple">IB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EX" xlink:type="simple">IE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dxx" xlink:type="simple">IDX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TW" xlink:type="simple">IT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lmn" xlink:type="simple">ILM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ncy" xlink:type="simple">INC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R" xlink:type="simple">I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odd" xlink:type="simple">POD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ntc" xlink:type="simple">INT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CE" xlink:type="simple">IC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FF" xlink:type="simple">IF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P" xlink:type="simple">I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PG" xlink:type="simple">IP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ntu" xlink:type="simple">INTU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isrg" xlink:type="simple">ISR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VZ" xlink:type="simple">IV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NVH" xlink:type="simple">INV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QV" xlink:type="simple">IQ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IRM" xlink:type="simple">IR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jbht" xlink:type="simple">JBH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jkhy" xlink:type="simple">JKH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J" xlink:type="simple">J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JNJ" xlink:type="simple">JNJ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JCI" xlink:type="simple">JC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JPM" xlink:type="simple">JP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JNPR" xlink:type="simple">JNP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" xlink:type="simple">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kdp" xlink:type="simple">KD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EY" xlink:type="simple">KE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EYS" xlink:type="simple">KEY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MB" xlink:type="simple">KM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IM" xlink:type="simple">KI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MI" xlink:type="simple">KM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klac" xlink:type="simple">KLA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khc" xlink:type="simple">KH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KR" xlink:type="simple">K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HX" xlink:type="simple">LH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H" xlink:type="simple">L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lrcx" xlink:type="simple">LRC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W" xlink:type="simple">L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VS" xlink:type="simple">LV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DOS" xlink:type="simple">LDO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EN" xlink:type="simple">LE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NC" xlink:type="simple">LN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IN" xlink:type="simple">LI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YV" xlink:type="simple">LY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lkq" xlink:type="simple">LKQ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MT" xlink:type="simple">LM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" xlink:type="simple">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OW" xlink:type="simple">LO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YB" xlink:type="simple">LY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TB" xlink:type="simple">MT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RO" xlink:type="simple">MR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PC" xlink:type="simple">MP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ktx" xlink:type="simple">MKT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ar" xlink:type="simple">MA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MC" xlink:type="simple">MM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LM" xlink:type="simple">ML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AS" xlink:type="simple">MA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A" xlink:type="simple">M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tch" xlink:type="simple">MTC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KC" xlink:type="simple">MK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CD" xlink:type="simple">MC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CK" xlink:type="simple">MC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DT" xlink:type="simple">MD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RK" xlink:type="simple">MR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eta" xlink:type="simple">MET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ET" xlink:type="simple">ME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TD" xlink:type="simple">MT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GM" xlink:type="simple">MG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chp" xlink:type="simple">MCH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u" xlink:type="simple">MU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sft" xlink:type="simple">MSF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AA" xlink:type="simple">MA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rna" xlink:type="simple">MRN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HK" xlink:type="simple">MH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OH" xlink:type="simple">MO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AP" xlink:type="simple">TA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dlz" xlink:type="simple">MDL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pwr" xlink:type="simple">MPW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mnst" xlink:type="simple">MN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CO" xlink:type="simple">MC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S" xlink:type="simple">M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OS" xlink:type="simple">MO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SI" xlink:type="simple">MS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MSCI" xlink:type="simple">MSC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daq" xlink:type="simple">NDAQ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tap" xlink:type="simple">NTA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flx" xlink:type="simple">NFL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wl" xlink:type="simple">NW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EM" xlink:type="simple">NE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wsa" xlink:type="simple">NWS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ws" xlink:type="simple">NW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EE" xlink:type="simple">NE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KE" xlink:type="simple">NK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I" xlink:type="simple">N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dsn" xlink:type="simple">NDS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SC" xlink:type="simple">NS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trs" xlink:type="simple">NTR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OC" xlink:type="simple">NO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CLH" xlink:type="simple">NCL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RG" xlink:type="simple">NR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UE" xlink:type="simple">NU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vda" xlink:type="simple">NVD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VR" xlink:type="simple">NV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nxpi" xlink:type="simple">NXP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orly" xlink:type="simple">ORL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XY" xlink:type="simple">OX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odfl" xlink:type="simple">ODF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MC" xlink:type="simple">OM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on" xlink:type="simple">O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KE" xlink:type="simple">OK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RCL" xlink:type="simple">ORC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GN" xlink:type="simple">OG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TIS" xlink:type="simple">OTI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car" xlink:type="simple">PCA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KG" xlink:type="simple">PK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ara" xlink:type="simple">PAR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H" xlink:type="simple">P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ayx" xlink:type="simple">PAY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AYC" xlink:type="simple">PAY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ypl" xlink:type="simple">PYP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NR" xlink:type="simple">PN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ep" xlink:type="simple">PE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KI" xlink:type="simple">PK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FE" xlink:type="simple">PF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CG" xlink:type="simple">PC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M" xlink:type="simple">P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SX" xlink:type="simple">PS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NW" xlink:type="simple">PN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XD" xlink:type="simple">PX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NC" xlink:type="simple">PN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ool" xlink:type="simple">POO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PG" xlink:type="simple">PP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PL" xlink:type="simple">PP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fg" xlink:type="simple">PF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G" xlink:type="simple">P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GR" xlink:type="simple">PG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LD" xlink:type="simple">PL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RU" xlink:type="simple">PRU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EG" xlink:type="simple">PE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ptc" xlink:type="simple">PT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SA" xlink:type="simple">PS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HM" xlink:type="simple">PH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qrvo" xlink:type="simple">QRV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PWR" xlink:type="simple">PW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qcom" xlink:type="simple">QCO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DGX" xlink:type="simple">DG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L" xlink:type="simple">R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JF" xlink:type="simple">RJ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TX" xlink:type="simple">RT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O" xlink:type="simple">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reg" xlink:type="simple">RE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regn" xlink:type="simple">REG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F" xlink:type="simple">R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SG" xlink:type="simple">RS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MD" xlink:type="simple">RM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HI" xlink:type="simple">RH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OK" xlink:type="simple">RO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OL" xlink:type="simple">RO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OP" xlink:type="simple">RO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rost" xlink:type="simple">RO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RCL" xlink:type="simple">RC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PGI" xlink:type="simple">SPG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CRM" xlink:type="simple">CR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bac" xlink:type="simple">SBA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LB" xlink:type="simple">SL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tx" xlink:type="simple">ST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EE" xlink:type="simple">SE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RE" xlink:type="simple">SR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NOW" xlink:type="simple">NO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HW" xlink:type="simple">SH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PG" xlink:type="simple">SP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wks" xlink:type="simple">SWK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JM" xlink:type="simple">SJ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NA" xlink:type="simple">SN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edg" xlink:type="simple">SED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O" xlink:type="simple">S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LUV" xlink:type="simple">LU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WK" xlink:type="simple">SW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bux" xlink:type="simple">SBU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TT" xlink:type="simple">ST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tld" xlink:type="simple">STL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TE" xlink:type="simple">STE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YK" xlink:type="simple">SY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YF" xlink:type="simple">SYF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snps" xlink:type="simple">SNP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SYY" xlink:type="simple">SY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mus" xlink:type="simple">TMU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row" xlink:type="simple">TRO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two" xlink:type="simple">TTW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PR" xlink:type="simple">TP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RGP" xlink:type="simple">TRG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GT" xlink:type="simple">TG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EL" xlink:type="simple">TE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DY" xlink:type="simple">TD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FX" xlink:type="simple">TF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er" xlink:type="simple">TE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sla" xlink:type="simple">TSL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xn" xlink:type="simple">TX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XT" xlink:type="simple">TX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MO" xlink:type="simple">TM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JX" xlink:type="simple">TJ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sco" xlink:type="simple">TSC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T" xlink:type="simple">T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DG" xlink:type="simple">TDG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RV" xlink:type="simple">TR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trmb" xlink:type="simple">TRM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FC" xlink:type="simple">TF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YL" xlink:type="simple">TY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TSN" xlink:type="simple">TS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SB" xlink:type="simple">US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DR" xlink:type="simple">UD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ulta" xlink:type="simple">ULT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NP" xlink:type="simple">UNP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ual" xlink:type="simple">UA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PS" xlink:type="simple">UP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RI" xlink:type="simple">UR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NH" xlink:type="simple">UN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UHS" xlink:type="simple">UH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LO" xlink:type="simple">VLO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TR" xlink:type="simple">VT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vrsn" xlink:type="simple">VRS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vrsk" xlink:type="simple">VRS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Z" xlink:type="simple">VZ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vrtx" xlink:type="simple">VRTX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FC" xlink:type="simple">VF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vtrs" xlink:type="simple">VTRS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ICI" xlink:type="simple">VICI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" xlink:type="simple">V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VMC" xlink:type="simple">VM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AB" xlink:type="simple">WA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wba" xlink:type="simple">WB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MT" xlink:type="simple">WM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wbd" xlink:type="simple">WBD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M" xlink:type="simple">W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AT" xlink:type="simple">WA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EC" xlink:type="simple">WE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FC" xlink:type="simple">WF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ELL" xlink:type="simple">WEL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ST" xlink:type="simple">WST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wdc" xlink:type="simple">WDC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RK" xlink:type="simple">WRK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Y" xlink:type="simple">WY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HR" xlink:type="simple">WHR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WMB" xlink:type="simple">WMB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wtw" xlink:type="simple">WT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GWW" xlink:type="simple">GWW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wynn" xlink:type="simple">WYN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xel" xlink:type="simple">XE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XYL" xlink:type="simple">XYL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YUM" xlink:type="simple">YUM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zbra" xlink:type="simple">ZBRA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ZBH" xlink:type="simple">ZBH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nasdaq.com/symbol/zion" xlink:type="simple">ZION</text:a></text:p>
          </table:table-cell>
          <table:table-cell table:number-columns-repeated="49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nyse.com/quote/XNYS:ZTS" xlink:type="simple">ZTS</text:a></text:p>
          </table:table-cell>
          <table:table-cell table:number-columns-repeated="4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9:51:17.503000000</meta:creation-date>
    <dc:date>2023-03-22T20:44:08.866000000</dc:date>
    <meta:editing-duration>PT52M51S</meta:editing-duration>
    <meta:editing-cycles>1</meta:editing-cycles>
    <meta:document-statistic meta:table-count="1" meta:cell-count="985" meta:object-count="0"/>
    <meta:generator>LibreOffice/7.4.5.1$Windows_X86_64 LibreOffice_project/9c0871452b3918c1019dde9bfac75448afc4b57f</meta:generator>
  </office:meta>
</office:document-meta>
</file>